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1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6.191cm"/>
    </style:style>
    <style:style style:name="co6" style:family="table-column">
      <style:table-column-properties fo:break-before="auto" style:column-width="5.286cm"/>
    </style:style>
    <style:style style:name="co7" style:family="table-column">
      <style:table-column-properties fo:break-before="auto" style:column-width="3.646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2.148cm"/>
    </style:style>
    <style:style style:name="ro1" style:family="table-row">
      <style:table-row-properties style:row-height="1.88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1808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1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1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1808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1" office:value-type="string" calcext:value-type="string">
            <text:p>Numéro de ligne</text:p>
          </table:table-cell>
          <table:table-cell table:style-name="ce3" office:value-type="string" calcext:value-type="string">
            <text:p>Nom opérateur/trice</text:p>
          </table:table-cell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Exportations/Importations</text:p>
          </table:table-cell>
          <table:table-cell table:style-name="ce3" office:value-type="string" calcext:value-type="string">
            <text:p>Pays d'origine</text:p>
          </table:table-cell>
          <table:table-cell table:style-name="ce3" office:value-type="string" calcext:value-type="string">
            <text:p>Familles de marchandises/classes</text:p>
          </table:table-cell>
          <table:table-cell table:style-name="ce3" office:value-type="string" calcext:value-type="string">
            <text:p>Nom de la marchandise/articles</text:p>
          </table:table-cell>
          <table:table-cell table:style-name="ce7" office:value-type="string" calcext:value-type="string">
            <text:p>Quantités marchandises</text:p>
          </table:table-cell>
          <table:table-cell table:style-name="ce3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Riz</text:p>
          </table:table-cell>
          <table:table-cell table:style-name="ce8" office:value-type="float" office:value="210400" calcext:value-type="float">
            <text:p>210 400 <text:s text:c="2"/></text:p>
          </table:table-cell>
          <table:table-cell table:style-name="ce4"/>
          <table:table-cell table:style-name="Default"/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Légumes</text:p>
          </table:table-cell>
          <table:table-cell table:style-name="ce8" office:value-type="float" office:value="8800" calcext:value-type="float">
            <text:p>8 800 <text:s text:c="2"/></text:p>
          </table:table-cell>
          <table:table-cell table:style-name="ce4"/>
          <table:table-cell table:style-name="Default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Chairs salées</text:p>
          </table:table-cell>
          <table:table-cell table:style-name="ce8" office:value-type="float" office:value="7410" calcext:value-type="float">
            <text:p>7 410 <text:s text:c="2"/></text:p>
          </table:table-cell>
          <table:table-cell table:style-name="ce10"/>
          <table:table-cell table:style-name="ce11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Fromage</text:p>
          </table:table-cell>
          <table:table-cell table:style-name="ce8" office:value-type="float" office:value="4981" calcext:value-type="float">
            <text:p>4 981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Poissons de toute sorte</text:p>
          </table:table-cell>
          <table:table-cell table:style-name="ce8" office:value-type="float" office:value="483636" calcext:value-type="float">
            <text:p>483 636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Huile d'olive</text:p>
          </table:table-cell>
          <table:table-cell table:style-name="ce8" office:value-type="float" office:value="377170" calcext:value-type="float">
            <text:p>377 170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Fruits verts, en oranges et citrons</text:p>
          </table:table-cell>
          <table:table-cell table:style-name="ce8" office:value-type="float" office:value="219398" calcext:value-type="float">
            <text:p>219 398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Fruits secs, en amandes, figues et raisins</text:p>
          </table:table-cell>
          <table:table-cell table:style-name="ce8" office:value-type="float" office:value="229090" calcext:value-type="float">
            <text:p>229 090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Vins</text:p>
          </table:table-cell>
          <table:table-cell table:style-name="ce8" office:value-type="float" office:value="98542" calcext:value-type="float">
            <text:p>98 542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Provisions diverses</text:p>
          </table:table-cell>
          <table:table-cell table:style-name="ce8" office:value-type="float" office:value="29853" calcext:value-type="float">
            <text:p>29 853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Cacao</text:p>
          </table:table-cell>
          <table:table-cell table:style-name="ce8" office:value-type="float" office:value="154880" calcext:value-type="float">
            <text:p>154 880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Café</text:p>
          </table:table-cell>
          <table:table-cell table:style-name="ce8" office:value-type="float" office:value="839111" calcext:value-type="float">
            <text:p>839 111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table:style-name="ce4" office:value-type="string" calcext:value-type="string">
            <text:p>Sucre</text:p>
          </table:table-cell>
          <table:table-cell table:style-name="ce8" office:value-type="float" office:value="39898631" calcext:value-type="float">
            <text:p>39 898 631 <text:s text:c="2"/></text:p>
          </table:table-cell>
          <table:table-cell table:style-name="ce10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16488" calcext:value-type="float">
            <text:p>16 4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240915" calcext:value-type="float">
            <text:p>240 9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119624" calcext:value-type="float">
            <text:p>119 6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6270" calcext:value-type="float">
            <text:p>6 2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6393270" calcext:value-type="float">
            <text:p>16 393 2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1204" calcext:value-type="float">
            <text:p>1 2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7352206" calcext:value-type="float">
            <text:p>7 352 2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4300" calcext:value-type="float">
            <text:p>4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13868" calcext:value-type="float">
            <text:p>13 8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49975" calcext:value-type="float">
            <text:p>49 9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512800" calcext:value-type="float">
            <text:p>512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2332509" calcext:value-type="float">
            <text:p>2 332 50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1361" calcext:value-type="float">
            <text:p>1 3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9" office:value-type="float" office:value="1510" calcext:value-type="float">
            <text:p>1 5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66408" calcext:value-type="float">
            <text:p>66 4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522527" calcext:value-type="float">
            <text:p>522 5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36311" calcext:value-type="float">
            <text:p>36 3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29708" calcext:value-type="float">
            <text:p>29 7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52436" calcext:value-type="float">
            <text:p>452 4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9" office:value-type="float" office:value="5485" calcext:value-type="float">
            <text:p>5 4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408898" calcext:value-type="float">
            <text:p>408 89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62274" calcext:value-type="float">
            <text:p>62 2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9" office:value-type="float" office:value="1220625" calcext:value-type="float">
            <text:p>1 220 6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82330" calcext:value-type="float">
            <text:p>82 3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5281011" calcext:value-type="float">
            <text:p>5 281 0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278123" calcext:value-type="float">
            <text:p>1 278 1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5988" calcext:value-type="float">
            <text:p>5 9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7300" calcext:value-type="float">
            <text:p>7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190488" calcext:value-type="float">
            <text:p>190 4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35131" calcext:value-type="float">
            <text:p>35 13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493845" calcext:value-type="float">
            <text:p>493 8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491743" calcext:value-type="float">
            <text:p>491 7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6169670" calcext:value-type="float">
            <text:p>6 169 6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11173616" calcext:value-type="float">
            <text:p>11 173 6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295263" calcext:value-type="float">
            <text:p>295 2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561012" calcext:value-type="float">
            <text:p>1 561 0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103760" calcext:value-type="float">
            <text:p>103 7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295855" calcext:value-type="float">
            <text:p>295 8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9" office:value-type="float" office:value="203193" calcext:value-type="float">
            <text:p>203 1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307380" calcext:value-type="float">
            <text:p>307 3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7011540" calcext:value-type="float">
            <text:p>7 011 5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218280" calcext:value-type="float">
            <text:p>218 2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3470900" calcext:value-type="float">
            <text:p>3 470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table:style-name="ce9" office:value-type="float" office:value="440628" calcext:value-type="float">
            <text:p>440 6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81172" calcext:value-type="float">
            <text:p>81 1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20364" calcext:value-type="float">
            <text:p>20 3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364050" calcext:value-type="float">
            <text:p>1 364 0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373340" calcext:value-type="float">
            <text:p>373 3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5992921" calcext:value-type="float">
            <text:p>5 992 92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1006" calcext:value-type="float">
            <text:p>1 0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ires blanche et jaune</text:p>
          </table:table-cell>
          <table:table-cell table:style-name="ce9" office:value-type="float" office:value="417535" calcext:value-type="float">
            <text:p>417 5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905136" calcext:value-type="float">
            <text:p>905 1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23406" calcext:value-type="float">
            <text:p>23 4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154366" calcext:value-type="float">
            <text:p>154 3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530604" calcext:value-type="float">
            <text:p>530 6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4" office:value-type="string" calcext:value-type="string">
            <text:p>Royaume de Holland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657536" calcext:value-type="float">
            <text:p>657 5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9" office:value-type="float" office:value="46000" calcext:value-type="float">
            <text:p>4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71505" calcext:value-type="float">
            <text:p>71 5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21505" calcext:value-type="float">
            <text:p>21 5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52487" calcext:value-type="float">
            <text:p>52 4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9" office:value-type="float" office:value="1079032" calcext:value-type="float">
            <text:p>1 079 0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121600" calcext:value-type="float">
            <text:p>121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75064" calcext:value-type="float">
            <text:p>75 0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24016" calcext:value-type="float">
            <text:p>24 0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80048" calcext:value-type="float">
            <text:p>80 0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96667" calcext:value-type="float">
            <text:p>96 6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10225" calcext:value-type="float">
            <text:p>10 2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131672" calcext:value-type="float">
            <text:p>131 6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84036" calcext:value-type="float">
            <text:p>84 0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126000" calcext:value-type="float">
            <text:p>1 12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2008138" calcext:value-type="float">
            <text:p>2 008 1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45700" calcext:value-type="float">
            <text:p>45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479440" calcext:value-type="float">
            <text:p>1 479 4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3737" calcext:value-type="float">
            <text:p>3 73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40945" calcext:value-type="float">
            <text:p>40 9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9" office:value-type="float" office:value="2264" calcext:value-type="float">
            <text:p>2 2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6112" calcext:value-type="float">
            <text:p>6 1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312200" calcext:value-type="float">
            <text:p>31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7791155" calcext:value-type="float">
            <text:p>7 791 1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2477706" calcext:value-type="float">
            <text:p>2 477 7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11003064" calcext:value-type="float">
            <text:p>11 003 0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table:style-name="ce9" office:value-type="float" office:value="6356" calcext:value-type="float">
            <text:p>6 3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186985" calcext:value-type="float">
            <text:p>186 9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2317352" calcext:value-type="float">
            <text:p>2 317 3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2207180" calcext:value-type="float">
            <text:p>2 207 1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38500" calcext:value-type="float">
            <text:p>3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3117770" calcext:value-type="float">
            <text:p>3 117 7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427570" calcext:value-type="float">
            <text:p>427 5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ires blanche et jaune</text:p>
          </table:table-cell>
          <table:table-cell table:style-name="ce9" office:value-type="float" office:value="117392" calcext:value-type="float">
            <text:p>117 3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328978" calcext:value-type="float">
            <text:p>328 9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0661" calcext:value-type="float">
            <text:p>10 6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20001" calcext:value-type="float">
            <text:p>20 00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35992" calcext:value-type="float">
            <text:p>35 9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l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678229" calcext:value-type="float">
            <text:p>678 22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table:style-name="ce9" office:value-type="float" office:value="82177" calcext:value-type="float">
            <text:p>82 17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122717" calcext:value-type="float">
            <text:p>122 7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3915" calcext:value-type="float">
            <text:p>3 9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9" office:value-type="float" office:value="473600" calcext:value-type="float">
            <text:p>473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2086930" calcext:value-type="float">
            <text:p>2 086 9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14811" calcext:value-type="float">
            <text:p>14 8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39515" calcext:value-type="float">
            <text:p>39 5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2745" calcext:value-type="float">
            <text:p>2 7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16425" calcext:value-type="float">
            <text:p>16 4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31014" calcext:value-type="float">
            <text:p>31 0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98294" calcext:value-type="float">
            <text:p>98 29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161383" calcext:value-type="float">
            <text:p>161 3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4468" calcext:value-type="float">
            <text:p>4 4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200016" calcext:value-type="float">
            <text:p>200 0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17811" calcext:value-type="float">
            <text:p>17 8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8970" calcext:value-type="float">
            <text:p>8 9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826395" calcext:value-type="float">
            <text:p>1 826 3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34147" calcext:value-type="float">
            <text:p>34 1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1226172" calcext:value-type="float">
            <text:p>1 226 1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14508" calcext:value-type="float">
            <text:p>14 5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449925" calcext:value-type="float">
            <text:p>449 9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66828" calcext:value-type="float">
            <text:p>166 8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8579" calcext:value-type="float">
            <text:p>8 57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400693" calcext:value-type="float">
            <text:p>400 6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9" office:value-type="float" office:value="40607" calcext:value-type="float">
            <text:p>40 6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52640" calcext:value-type="float">
            <text:p>52 6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4510" calcext:value-type="float">
            <text:p>4 5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6860" calcext:value-type="float">
            <text:p>46 8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19034" calcext:value-type="float">
            <text:p>19 0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001692" calcext:value-type="float">
            <text:p>1 001 6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17942" calcext:value-type="float">
            <text:p>17 9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1690" calcext:value-type="float">
            <text:p>1 6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354570" calcext:value-type="float">
            <text:p>354 5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897480" calcext:value-type="float">
            <text:p>1 897 4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11193123" calcext:value-type="float">
            <text:p>11 193 1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1710475" calcext:value-type="float">
            <text:p>1 710 4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649932" calcext:value-type="float">
            <text:p>649 9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8195" calcext:value-type="float">
            <text:p>8 1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2406" calcext:value-type="float">
            <text:p>2 4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3006618" calcext:value-type="float">
            <text:p>3 006 6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52140" calcext:value-type="float">
            <text:p>52 1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5206" calcext:value-type="float">
            <text:p>5 2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299600" calcext:value-type="float">
            <text:p>29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320928" calcext:value-type="float">
            <text:p>320 9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s et jaunes</text:p>
          </table:table-cell>
          <table:table-cell table:style-name="ce9" office:value-type="float" office:value="34395" calcext:value-type="float">
            <text:p>34 3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23296" calcext:value-type="float">
            <text:p>23 2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92202" calcext:value-type="float">
            <text:p>92 2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7404367" calcext:value-type="float">
            <text:p>7 404 3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050" calcext:value-type="float">
            <text:p>4 0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228112" calcext:value-type="float">
            <text:p>228 1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table:style-name="ce9" office:value-type="float" office:value="59148" calcext:value-type="float">
            <text:p>59 1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13740" calcext:value-type="float">
            <text:p>113 7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49845" calcext:value-type="float">
            <text:p>149 8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9348" calcext:value-type="float">
            <text:p>9 3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21846" calcext:value-type="float">
            <text:p>21 84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27855" calcext:value-type="float">
            <text:p>127 8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619870" calcext:value-type="float">
            <text:p>619 8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89287" calcext:value-type="float">
            <text:p>189 2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3000" calcext:value-type="float">
            <text:p>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7582" calcext:value-type="float">
            <text:p>27 5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e Suè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9040" calcext:value-type="float">
            <text:p>29 0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7701" calcext:value-type="float">
            <text:p>7 70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46817" calcext:value-type="float">
            <text:p>46 8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91052" calcext:value-type="float">
            <text:p>91 0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12487" calcext:value-type="float">
            <text:p>12 4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20549" calcext:value-type="float">
            <text:p>20 54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65523" calcext:value-type="float">
            <text:p>65 5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15595" calcext:value-type="float">
            <text:p>15 5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21584" calcext:value-type="float">
            <text:p>21 5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67874" calcext:value-type="float">
            <text:p>67 8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6064" calcext:value-type="float">
            <text:p>6 0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166651" calcext:value-type="float">
            <text:p>166 65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64035" calcext:value-type="float">
            <text:p>64 0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39302" calcext:value-type="float">
            <text:p>139 3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746426" calcext:value-type="float">
            <text:p>746 4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84103" calcext:value-type="float">
            <text:p>184 1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6660" calcext:value-type="float">
            <text:p>6 6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4770" calcext:value-type="float">
            <text:p>4 7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30335" calcext:value-type="float">
            <text:p>30 3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888305" calcext:value-type="float">
            <text:p>888 3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2493366" calcext:value-type="float">
            <text:p>2 493 3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2247" calcext:value-type="float">
            <text:p>2 2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1564454" calcext:value-type="float">
            <text:p>1 564 4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65753" calcext:value-type="float">
            <text:p>65 7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262653" calcext:value-type="float">
            <text:p>262 6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602570" calcext:value-type="float">
            <text:p>602 5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98542" calcext:value-type="float">
            <text:p>98 5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329110" calcext:value-type="float">
            <text:p>329 1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324684" calcext:value-type="float">
            <text:p>324 6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s et jaunes</text:p>
          </table:table-cell>
          <table:table-cell table:style-name="ce9" office:value-type="float" office:value="135655" calcext:value-type="float">
            <text:p>135 6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177412" calcext:value-type="float">
            <text:p>177 4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606018" calcext:value-type="float">
            <text:p>1 606 0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1650" calcext:value-type="float">
            <text:p>1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169160" calcext:value-type="float">
            <text:p>169 1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538985" calcext:value-type="float">
            <text:p>538 9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6026091" calcext:value-type="float">
            <text:p>6 026 09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8035" calcext:value-type="float">
            <text:p>8 0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478933" calcext:value-type="float">
            <text:p>478 9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porcs, moutons</text:p>
          </table:table-cell>
          <table:table-cell table:style-name="ce9" office:value-type="float" office:value="16895" calcext:value-type="float">
            <text:p>16 8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14800" calcext:value-type="float">
            <text:p>14 8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1236300" calcext:value-type="float">
            <text:p>1 236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90710" calcext:value-type="float">
            <text:p>190 7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8168" calcext:value-type="float">
            <text:p>8 1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8667" calcext:value-type="float">
            <text:p>8 6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93720" calcext:value-type="float">
            <text:p>93 7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2982" calcext:value-type="float">
            <text:p>2 9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5826" calcext:value-type="float">
            <text:p>15 8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24853" calcext:value-type="float">
            <text:p>24 8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22475" calcext:value-type="float">
            <text:p>22 4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table:style-name="ce9" office:value-type="float" office:value="20627" calcext:value-type="float">
            <text:p>20 6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2563" calcext:value-type="float">
            <text:p>2 5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9" office:value-type="float" office:value="1323293" calcext:value-type="float">
            <text:p>1 323 2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3461234" calcext:value-type="float">
            <text:p>3 461 2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159830" calcext:value-type="float">
            <text:p>159 8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453640" calcext:value-type="float">
            <text:p>1 453 6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29025" calcext:value-type="float">
            <text:p>29 0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table:style-name="ce9" office:value-type="float" office:value="2604982" calcext:value-type="float">
            <text:p>2 604 9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162974" calcext:value-type="float">
            <text:p>162 9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12310" calcext:value-type="float">
            <text:p>12 3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table:style-name="ce9" office:value-type="float" office:value="47020" calcext:value-type="float">
            <text:p>47 0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50816" calcext:value-type="float">
            <text:p>50 8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357004" calcext:value-type="float">
            <text:p>357 0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9328" calcext:value-type="float">
            <text:p>9 3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s et jaunes</text:p>
          </table:table-cell>
          <table:table-cell table:style-name="ce9" office:value-type="float" office:value="128248" calcext:value-type="float">
            <text:p>128 2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table:style-name="ce9" office:value-type="float" office:value="545995" calcext:value-type="float">
            <text:p>545 9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table:style-name="ce9" office:value-type="float" office:value="229519" calcext:value-type="float">
            <text:p>229 51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5106" calcext:value-type="float">
            <text:p>5 1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19753" calcext:value-type="float">
            <text:p>19 7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2876" calcext:value-type="float">
            <text:p>2 8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1668" calcext:value-type="float">
            <text:p>1 6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7880" calcext:value-type="float">
            <text:p>7 8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272576" calcext:value-type="float">
            <text:p>1 272 5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66000" calcext:value-type="float">
            <text:p>6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table:style-name="ce9" office:value-type="float" office:value="1232957" calcext:value-type="float">
            <text:p>1 232 95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l de chêvre, lièvre et lapin</text:p>
          </table:table-cell>
          <table:table-cell table:style-name="ce9" office:value-type="float" office:value="47820" calcext:value-type="float">
            <text:p>47 8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7240" calcext:value-type="float">
            <text:p>7 2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155200" calcext:value-type="float">
            <text:p>155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s et jaunes</text:p>
          </table:table-cell>
          <table:table-cell table:style-name="ce9" office:value-type="float" office:value="36060" calcext:value-type="float">
            <text:p>36 0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91744" calcext:value-type="float">
            <text:p>91 7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418874" calcext:value-type="float">
            <text:p>1 418 8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68755" calcext:value-type="float">
            <text:p>68 7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83748" calcext:value-type="float">
            <text:p>83 7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3188" calcext:value-type="float">
            <text:p>3 1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7258" calcext:value-type="float">
            <text:p>7 25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200" calcext:value-type="float">
            <text:p>2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0085" calcext:value-type="float">
            <text:p>10 0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2180" calcext:value-type="float">
            <text:p>2 1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4880" calcext:value-type="float">
            <text:p>4 8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25160" calcext:value-type="float">
            <text:p>25 1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2063" calcext:value-type="float">
            <text:p>2 0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99167" calcext:value-type="float">
            <text:p>199 1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18640" calcext:value-type="float">
            <text:p>18 6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7400" calcext:value-type="float">
            <text:p>7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99265" calcext:value-type="float">
            <text:p>99 2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188830" calcext:value-type="float">
            <text:p>188 8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32962" calcext:value-type="float">
            <text:p>32 9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5400" calcext:value-type="float">
            <text:p>5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363750" calcext:value-type="float">
            <text:p>363 7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3000" calcext:value-type="float">
            <text:p>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934263" calcext:value-type="float">
            <text:p>1 934 2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38756" calcext:value-type="float">
            <text:p>38 7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6372" calcext:value-type="float">
            <text:p>6 3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276" calcext:value-type="float">
            <text:p>2 2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79528" calcext:value-type="float">
            <text:p>79 5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12264" calcext:value-type="float">
            <text:p>12 2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14776" calcext:value-type="float">
            <text:p>14 7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68421" calcext:value-type="float">
            <text:p>68 42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6000" calcext:value-type="float">
            <text:p>1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16000" calcext:value-type="float">
            <text:p>16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9600" calcext:value-type="float">
            <text:p>9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6780" calcext:value-type="float">
            <text:p>6 7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6084" calcext:value-type="float">
            <text:p>6 0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1650" calcext:value-type="float">
            <text:p>1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35097" calcext:value-type="float">
            <text:p>35 09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14553" calcext:value-type="float">
            <text:p>14 5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382920" calcext:value-type="float">
            <text:p>382 9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2500" calcext:value-type="float">
            <text:p>2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14539" calcext:value-type="float">
            <text:p>14 53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1700" calcext:value-type="float">
            <text:p>1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966688" calcext:value-type="float">
            <text:p>966 6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25422" calcext:value-type="float">
            <text:p>25 4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244442" calcext:value-type="float">
            <text:p>244 4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5352" calcext:value-type="float">
            <text:p>5 3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1344" calcext:value-type="float">
            <text:p>1 3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18171" calcext:value-type="float">
            <text:p>18 17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4024" calcext:value-type="float">
            <text:p>4 0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table:style-name="ce9" office:value-type="float" office:value="41970" calcext:value-type="float">
            <text:p>41 9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32926" calcext:value-type="float">
            <text:p>32 9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128992" calcext:value-type="float">
            <text:p>128 9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222310" calcext:value-type="float">
            <text:p>222 3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157150" calcext:value-type="float">
            <text:p>157 1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85761" calcext:value-type="float">
            <text:p>185 7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53269" calcext:value-type="float">
            <text:p>53 26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table:style-name="ce9" office:value-type="float" office:value="40891" calcext:value-type="float">
            <text:p>40 89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table:style-name="ce9" office:value-type="float" office:value="17378" calcext:value-type="float">
            <text:p>17 3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12792" calcext:value-type="float">
            <text:p>12 7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329647" calcext:value-type="float">
            <text:p>329 6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274986" calcext:value-type="float">
            <text:p>274 9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8883" calcext:value-type="float">
            <text:p>8 8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table:style-name="ce9" office:value-type="float" office:value="99980" calcext:value-type="float">
            <text:p>99 9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730310" calcext:value-type="float">
            <text:p>730 3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694584" calcext:value-type="float">
            <text:p>694 5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217934" calcext:value-type="float">
            <text:p>217 9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table:style-name="ce9" office:value-type="float" office:value="238812" calcext:value-type="float">
            <text:p>238 8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table:style-name="ce9" office:value-type="float" office:value="4185587" calcext:value-type="float">
            <text:p>4 185 5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table:style-name="ce9" office:value-type="float" office:value="2933714" calcext:value-type="float">
            <text:p>2 933 7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table:style-name="ce9" office:value-type="float" office:value="56247" calcext:value-type="float">
            <text:p>56 2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table:style-name="ce9" office:value-type="float" office:value="40134" calcext:value-type="float">
            <text:p>40 1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4560" calcext:value-type="float">
            <text:p>4 5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10400" calcext:value-type="float">
            <text:p>10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table:style-name="ce9" office:value-type="float" office:value="1883" calcext:value-type="float">
            <text:p>1 8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table:style-name="ce9" office:value-type="float" office:value="1074" calcext:value-type="float">
            <text:p>1 0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table:style-name="ce9" office:value-type="float" office:value="101570" calcext:value-type="float">
            <text:p>101 5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318928" calcext:value-type="float">
            <text:p>1 318 9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21966" calcext:value-type="float">
            <text:p>21 9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table:style-name="ce9" office:value-type="float" office:value="245302" calcext:value-type="float">
            <text:p>245 3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table:style-name="ce9" office:value-type="float" office:value="50002" calcext:value-type="float">
            <text:p>50 0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79623" calcext:value-type="float">
            <text:p>79 6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table:style-name="ce9" office:value-type="float" office:value="140780" calcext:value-type="float">
            <text:p>140 7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table:style-name="ce9" office:value-type="float" office:value="44936" calcext:value-type="float">
            <text:p>44 9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table:style-name="ce9" office:value-type="float" office:value="1053296" calcext:value-type="float">
            <text:p>1 053 2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71783" calcext:value-type="float">
            <text:p>71 7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blanches et jaunes</text:p>
          </table:table-cell>
          <table:table-cell table:style-name="ce9" office:value-type="float" office:value="29668" calcext:value-type="float">
            <text:p>29 6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43822" calcext:value-type="float">
            <text:p>43 8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table:style-name="ce9" office:value-type="float" office:value="194550" calcext:value-type="float">
            <text:p>194 5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table:style-name="ce9" office:value-type="float" office:value="120574" calcext:value-type="float">
            <text:p>120 5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1089153" calcext:value-type="float">
            <text:p>1 089 1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7510" calcext:value-type="float">
            <text:p>47 5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217" calcext:value-type="float">
            <text:p>2 2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table:style-name="ce9" office:value-type="float" office:value="1318" calcext:value-type="float">
            <text:p>1 3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table:style-name="ce9" office:value-type="float" office:value="8502" calcext:value-type="float">
            <text:p>8 5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table:style-name="ce9" office:value-type="float" office:value="4161" calcext:value-type="float">
            <text:p>4 1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7987" calcext:value-type="float">
            <text:p>7 9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table:style-name="ce9" office:value-type="float" office:value="6304" calcext:value-type="float">
            <text:p>6 3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5163715" calcext:value-type="float">
            <text:p>5 163 7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3147191" calcext:value-type="float">
            <text:p>3 147 19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100292" calcext:value-type="float">
            <text:p>100 2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7032" calcext:value-type="float">
            <text:p>7 0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89339" calcext:value-type="float">
            <text:p>89 33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3960" calcext:value-type="float">
            <text:p>3 9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22095" calcext:value-type="float">
            <text:p>22 0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1385" calcext:value-type="float">
            <text:p>1 3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600057" calcext:value-type="float">
            <text:p>600 05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9" office:value-type="float" office:value="19112" calcext:value-type="float">
            <text:p>19 1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133210" calcext:value-type="float">
            <text:p>133 2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74346" calcext:value-type="float">
            <text:p>174 34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131583" calcext:value-type="float">
            <text:p>131 5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Bouchons de liège</text:p>
          </table:table-cell>
          <table:table-cell table:style-name="ce9" office:value-type="float" office:value="438151" calcext:value-type="float">
            <text:p>438 15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176" calcext:value-type="float">
            <text:p>1 1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872" calcext:value-type="float">
            <text:p>1 8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58500" calcext:value-type="float">
            <text:p>58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06527" calcext:value-type="float">
            <text:p>106 5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2250066" calcext:value-type="float">
            <text:p>2 250 0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369304" calcext:value-type="float">
            <text:p>369 3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10373" calcext:value-type="float">
            <text:p>10 37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9" office:value-type="float" office:value="1594860" calcext:value-type="float">
            <text:p>1 594 8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9" office:value-type="float" office:value="1531528" calcext:value-type="float">
            <text:p>1 531 5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403912" calcext:value-type="float">
            <text:p>403 9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41385" calcext:value-type="float">
            <text:p>41 3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785338" calcext:value-type="float">
            <text:p>785 3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900060" calcext:value-type="float">
            <text:p>900 0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9" office:value-type="float" office:value="11786" calcext:value-type="float">
            <text:p>11 7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1267139" calcext:value-type="float">
            <text:p>1 267 13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114665" calcext:value-type="float">
            <text:p>114 6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1317207" calcext:value-type="float">
            <text:p>1 317 2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9" office:value-type="float" office:value="4787" calcext:value-type="float">
            <text:p>4 7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740000" calcext:value-type="float">
            <text:p>740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s diverses</text:p>
          </table:table-cell>
          <table:table-cell table:style-name="ce9" office:value-type="float" office:value="43878" calcext:value-type="float">
            <text:p>43 8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650086" calcext:value-type="float">
            <text:p>650 0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421187" calcext:value-type="float">
            <text:p>421 1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1015" calcext:value-type="float">
            <text:p>21 0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526908" calcext:value-type="float">
            <text:p>526 9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73327" calcext:value-type="float">
            <text:p>73 3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34042" calcext:value-type="float">
            <text:p>34 0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33066" calcext:value-type="float">
            <text:p>133 0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384192" calcext:value-type="float">
            <text:p>384 1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57370" calcext:value-type="float">
            <text:p>57 3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156575" calcext:value-type="float">
            <text:p>156 5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ains de navette</text:p>
          </table:table-cell>
          <table:table-cell table:style-name="ce9" office:value-type="float" office:value="224396" calcext:value-type="float">
            <text:p>224 3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27078" calcext:value-type="float">
            <text:p>27 0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841981" calcext:value-type="float">
            <text:p>841 98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3805" calcext:value-type="float">
            <text:p>3 8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000" calcext:value-type="float">
            <text:p>4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9" office:value-type="float" office:value="355232" calcext:value-type="float">
            <text:p>355 2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132210" calcext:value-type="float">
            <text:p>132 2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5644" calcext:value-type="float">
            <text:p>5 6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9" office:value-type="float" office:value="114810" calcext:value-type="float">
            <text:p>114 8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9" office:value-type="float" office:value="308359" calcext:value-type="float">
            <text:p>308 35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76931" calcext:value-type="float">
            <text:p>76 93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95662" calcext:value-type="float">
            <text:p>95 6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529683" calcext:value-type="float">
            <text:p>529 6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1577386" calcext:value-type="float">
            <text:p>1 577 3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9" office:value-type="float" office:value="2416" calcext:value-type="float">
            <text:p>2 4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3979755" calcext:value-type="float">
            <text:p>3 979 7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550967" calcext:value-type="float">
            <text:p>550 9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2141412" calcext:value-type="float">
            <text:p>2 141 4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9" office:value-type="float" office:value="157697" calcext:value-type="float">
            <text:p>157 69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662045" calcext:value-type="float">
            <text:p>662 0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9" office:value-type="float" office:value="156570" calcext:value-type="float">
            <text:p>156 5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9" office:value-type="float" office:value="509088" calcext:value-type="float">
            <text:p>509 0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s diverses</text:p>
          </table:table-cell>
          <table:table-cell table:style-name="ce9" office:value-type="float" office:value="2701381" calcext:value-type="float">
            <text:p>2 701 38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4287729" calcext:value-type="float">
            <text:p>4 287 72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57021" calcext:value-type="float">
            <text:p>57 02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73354" calcext:value-type="float">
            <text:p>73 3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213603" calcext:value-type="float">
            <text:p>1 213 6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4013393" calcext:value-type="float">
            <text:p>4 013 3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7824" calcext:value-type="float">
            <text:p>7 8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713242" calcext:value-type="float">
            <text:p>713 2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108857" calcext:value-type="float">
            <text:p>108 85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240650" calcext:value-type="float">
            <text:p>240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222788" calcext:value-type="float">
            <text:p>222 7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312135" calcext:value-type="float">
            <text:p>312 1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105826" calcext:value-type="float">
            <text:p>105 8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ains de navette</text:p>
          </table:table-cell>
          <table:table-cell table:style-name="ce9" office:value-type="float" office:value="61248" calcext:value-type="float">
            <text:p>61 2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723260" calcext:value-type="float">
            <text:p>723 2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602300" calcext:value-type="float">
            <text:p>1 602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372760" calcext:value-type="float">
            <text:p>372 7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31070" calcext:value-type="float">
            <text:p>31 0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table:style-name="ce9" office:value-type="float" office:value="5635" calcext:value-type="float">
            <text:p>5 6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table:style-name="ce9" office:value-type="float" office:value="12333" calcext:value-type="float">
            <text:p>12 3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3625" calcext:value-type="float">
            <text:p>3 6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23005" calcext:value-type="float">
            <text:p>23 0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352051" calcext:value-type="float">
            <text:p>352 05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618420" calcext:value-type="float">
            <text:p>618 4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35220" calcext:value-type="float">
            <text:p>35 2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65043" calcext:value-type="float">
            <text:p>65 0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56983" calcext:value-type="float">
            <text:p>56 9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2680" calcext:value-type="float">
            <text:p>2 6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9" office:value-type="float" office:value="45771" calcext:value-type="float">
            <text:p>45 77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9" office:value-type="float" office:value="109178" calcext:value-type="float">
            <text:p>109 1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s diverses</text:p>
          </table:table-cell>
          <table:table-cell table:style-name="ce9" office:value-type="float" office:value="84020" calcext:value-type="float">
            <text:p>84 0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1633123" calcext:value-type="float">
            <text:p>1 633 1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9714" calcext:value-type="float">
            <text:p>9 7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6586" calcext:value-type="float">
            <text:p>6 5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90283" calcext:value-type="float">
            <text:p>90 2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392472" calcext:value-type="float">
            <text:p>392 4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arbres</text:p>
          </table:table-cell>
          <table:table-cell table:style-name="ce9" office:value-type="float" office:value="27276" calcext:value-type="float">
            <text:p>27 2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28502" calcext:value-type="float">
            <text:p>28 5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7314" calcext:value-type="float">
            <text:p>7 3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9802" calcext:value-type="float">
            <text:p>9 8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32922" calcext:value-type="float">
            <text:p>32 9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77235" calcext:value-type="float">
            <text:p>77 2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10227" calcext:value-type="float">
            <text:p>10 2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22046" calcext:value-type="float">
            <text:p>22 04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54631" calcext:value-type="float">
            <text:p>154 63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488593" calcext:value-type="float">
            <text:p>488 5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124386" calcext:value-type="float">
            <text:p>124 3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8788" calcext:value-type="float">
            <text:p>8 7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317420" calcext:value-type="float">
            <text:p>317 4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33626" calcext:value-type="float">
            <text:p>33 6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2000" calcext:value-type="float">
            <text:p>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54055" calcext:value-type="float">
            <text:p>54 0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3903" calcext:value-type="float">
            <text:p>3 9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370326" calcext:value-type="float">
            <text:p>370 3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10160" calcext:value-type="float">
            <text:p>10 1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6306" calcext:value-type="float">
            <text:p>6 3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30000" calcext:value-type="float">
            <text:p>30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30844" calcext:value-type="float">
            <text:p>30 8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1435" calcext:value-type="float">
            <text:p>1 4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4560" calcext:value-type="float">
            <text:p>4 5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3827" calcext:value-type="float">
            <text:p>3 8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622" calcext:value-type="float">
            <text:p>1 6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9333" calcext:value-type="float">
            <text:p>9 3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42720" calcext:value-type="float">
            <text:p>42 7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table:style-name="ce4" office:value-type="string" calcext:value-type="string">
            <text:p>Cochenille</text:p>
          </table:table-cell>
          <table:table-cell table:style-name="ce9" office:value-type="float" office:value="111105" calcext:value-type="float">
            <text:p>111 1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162171" calcext:value-type="float">
            <text:p>162 17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159987" calcext:value-type="float">
            <text:p>159 9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345873" calcext:value-type="float">
            <text:p>345 87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243599" calcext:value-type="float">
            <text:p>243 59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6624" calcext:value-type="float">
            <text:p>6 6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9" office:value-type="float" office:value="20544" calcext:value-type="float">
            <text:p>20 5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33420" calcext:value-type="float">
            <text:p>33 4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125953" calcext:value-type="float">
            <text:p>125 9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49100" calcext:value-type="float">
            <text:p>49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65377" calcext:value-type="float">
            <text:p>65 37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9" office:value-type="float" office:value="26007" calcext:value-type="float">
            <text:p>26 0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108980" calcext:value-type="float">
            <text:p>108 9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7866" calcext:value-type="float">
            <text:p>7 8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1622" calcext:value-type="float">
            <text:p>11 6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30500" calcext:value-type="float">
            <text:p>130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2300" calcext:value-type="float">
            <text:p>2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75138" calcext:value-type="float">
            <text:p>75 1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arbres</text:p>
          </table:table-cell>
          <table:table-cell table:style-name="ce9" office:value-type="float" office:value="625714" calcext:value-type="float">
            <text:p>625 7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28410" calcext:value-type="float">
            <text:p>28 4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56541" calcext:value-type="float">
            <text:p>56 54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3100" calcext:value-type="float">
            <text:p>3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15830" calcext:value-type="float">
            <text:p>15 8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163365" calcext:value-type="float">
            <text:p>163 3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15748" calcext:value-type="float">
            <text:p>15 7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30584" calcext:value-type="float">
            <text:p>430 5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123396" calcext:value-type="float">
            <text:p>123 3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table:style-name="ce4" office:value-type="string" calcext:value-type="string">
            <text:p>Cochenille</text:p>
          </table:table-cell>
          <table:table-cell table:style-name="ce9" office:value-type="float" office:value="4288" calcext:value-type="float">
            <text:p>4 2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8765" calcext:value-type="float">
            <text:p>8 7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51240" calcext:value-type="float">
            <text:p>51 2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34777" calcext:value-type="float">
            <text:p>34 77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81300" calcext:value-type="float">
            <text:p>81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table:style-name="ce9" office:value-type="float" office:value="12900" calcext:value-type="float">
            <text:p>12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1286905" calcext:value-type="float">
            <text:p>1 286 9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14838" calcext:value-type="float">
            <text:p>14 8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263113" calcext:value-type="float">
            <text:p>263 11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table:style-name="ce9" office:value-type="float" office:value="16300" calcext:value-type="float">
            <text:p>16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table:style-name="ce9" office:value-type="float" office:value="10630" calcext:value-type="float">
            <text:p>10 6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9" office:value-type="float" office:value="685730" calcext:value-type="float">
            <text:p>685 7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9" office:value-type="float" office:value="12050" calcext:value-type="float">
            <text:p>12 0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s diverses</text:p>
          </table:table-cell>
          <table:table-cell table:style-name="ce9" office:value-type="float" office:value="4484" calcext:value-type="float">
            <text:p>4 4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1574169" calcext:value-type="float">
            <text:p>1 574 16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24135" calcext:value-type="float">
            <text:p>24 1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38569" calcext:value-type="float">
            <text:p>38 56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14196" calcext:value-type="float">
            <text:p>114 1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184533" calcext:value-type="float">
            <text:p>184 5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75396" calcext:value-type="float">
            <text:p>75 3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arbres</text:p>
          </table:table-cell>
          <table:table-cell table:style-name="ce9" office:value-type="float" office:value="1242454" calcext:value-type="float">
            <text:p>1 242 4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54962" calcext:value-type="float">
            <text:p>154 9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69680" calcext:value-type="float">
            <text:p>69 6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83860" calcext:value-type="float">
            <text:p>83 8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27632" calcext:value-type="float">
            <text:p>27 6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74804" calcext:value-type="float">
            <text:p>74 8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79833" calcext:value-type="float">
            <text:p>79 8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123770" calcext:value-type="float">
            <text:p>123 7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45207" calcext:value-type="float">
            <text:p>445 2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30848" calcext:value-type="float">
            <text:p>30 8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45750" calcext:value-type="float">
            <text:p>45 7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54018" calcext:value-type="float">
            <text:p>54 0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17927" calcext:value-type="float">
            <text:p>17 9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1084" calcext:value-type="float">
            <text:p>1 0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9467" calcext:value-type="float">
            <text:p>9 4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15211" calcext:value-type="float">
            <text:p>15 2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1830" calcext:value-type="float">
            <text:p>1 8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18161" calcext:value-type="float">
            <text:p>118 1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41160" calcext:value-type="float">
            <text:p>41 1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table:style-name="ce9" office:value-type="float" office:value="7848" calcext:value-type="float">
            <text:p>7 8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9771" calcext:value-type="float">
            <text:p>9 77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7929" calcext:value-type="float">
            <text:p>7 92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28010" calcext:value-type="float">
            <text:p>28 0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1020" calcext:value-type="float">
            <text:p>1 0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77619" calcext:value-type="float">
            <text:p>77 61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24530" calcext:value-type="float">
            <text:p>24 5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317" calcext:value-type="float">
            <text:p>1 3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238252" calcext:value-type="float">
            <text:p>238 2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table:style-name="ce4" office:value-type="string" calcext:value-type="string">
            <text:p>Cochenille</text:p>
          </table:table-cell>
          <table:table-cell table:style-name="ce9" office:value-type="float" office:value="12730" calcext:value-type="float">
            <text:p>12 7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3576" calcext:value-type="float">
            <text:p>3 5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Colles de toute sorte</text:p>
          </table:table-cell>
          <table:table-cell table:style-name="ce9" office:value-type="float" office:value="6050" calcext:value-type="float">
            <text:p>6 0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1511" calcext:value-type="float">
            <text:p>11 5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147612" calcext:value-type="float">
            <text:p>147 61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table:style-name="ce9" office:value-type="float" office:value="1000" calcext:value-type="float">
            <text:p>1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5075" calcext:value-type="float">
            <text:p>5 0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3341" calcext:value-type="float">
            <text:p>3 34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arbres</text:p>
          </table:table-cell>
          <table:table-cell table:style-name="ce9" office:value-type="float" office:value="80060" calcext:value-type="float">
            <text:p>80 0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22302" calcext:value-type="float">
            <text:p>22 3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2411" calcext:value-type="float">
            <text:p>2 4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0484" calcext:value-type="float">
            <text:p>20 4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61695" calcext:value-type="float">
            <text:p>61 6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table:style-name="ce4" office:value-type="string" calcext:value-type="string">
            <text:p>Cochenille</text:p>
          </table:table-cell>
          <table:table-cell table:style-name="ce9" office:value-type="float" office:value="8100" calcext:value-type="float">
            <text:p>8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22501" calcext:value-type="float">
            <text:p>22 50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8692" calcext:value-type="float">
            <text:p>8 6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55661" calcext:value-type="float">
            <text:p>55 6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116945" calcext:value-type="float">
            <text:p>116 9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table:style-name="ce9" office:value-type="float" office:value="2934" calcext:value-type="float">
            <text:p>2 9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102214" calcext:value-type="float">
            <text:p>102 2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table:style-name="ce9" office:value-type="float" office:value="21360" calcext:value-type="float">
            <text:p>21 3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table:style-name="ce9" office:value-type="float" office:value="38714" calcext:value-type="float">
            <text:p>38 7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s diverses</text:p>
          </table:table-cell>
          <table:table-cell table:style-name="ce9" office:value-type="float" office:value="3774" calcext:value-type="float">
            <text:p>3 7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49363" calcext:value-type="float">
            <text:p>49 3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18586" calcext:value-type="float">
            <text:p>18 5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346108" calcext:value-type="float">
            <text:p>346 1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30981" calcext:value-type="float">
            <text:p>30 98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Quincaillerie diverses ; faulx, faucilles, fil de laiton et limes</text:p>
          </table:table-cell>
          <table:table-cell table:style-name="ce9" office:value-type="float" office:value="34874" calcext:value-type="float">
            <text:p>34 8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22383" calcext:value-type="float">
            <text:p>22 3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arbres</text:p>
          </table:table-cell>
          <table:table-cell table:style-name="ce9" office:value-type="float" office:value="2020" calcext:value-type="float">
            <text:p>2 0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6122" calcext:value-type="float">
            <text:p>16 1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41100" calcext:value-type="float">
            <text:p>41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9650" calcext:value-type="float">
            <text:p>9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3614" calcext:value-type="float">
            <text:p>3 61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Plumes de toute sorte</text:p>
          </table:table-cell>
          <table:table-cell table:style-name="ce9" office:value-type="float" office:value="24505" calcext:value-type="float">
            <text:p>24 5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Meubles et miroirs</text:p>
          </table:table-cell>
          <table:table-cell table:style-name="ce9" office:value-type="float" office:value="22075" calcext:value-type="float">
            <text:p>22 0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306348" calcext:value-type="float">
            <text:p>1 306 348 <text:s text:c="2"/></text:p>
          </table:table-cell>
          <table:table-cell table:style-name="ce6" office:value-type="string" calcext:value-type="string">
            <text:p>Dont 1 100 000 en bât de prises</text:p>
          </table:table-cell>
          <table:table-cell table:number-columns-repeated="1015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table:style-name="ce9" office:value-type="float" office:value="2604" calcext:value-type="float">
            <text:p>2 6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table:style-name="ce9" office:value-type="float" office:value="25902" calcext:value-type="float">
            <text:p>25 9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table:style-name="ce9" office:value-type="float" office:value="12811" calcext:value-type="float">
            <text:p>12 8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table:style-name="ce9" office:value-type="float" office:value="9238" calcext:value-type="float">
            <text:p>9 2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Ouvrages divers</text:p>
          </table:table-cell>
          <table:table-cell table:style-name="ce9" office:value-type="float" office:value="1845" calcext:value-type="float">
            <text:p>1 8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Industrie Etrangère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3492" calcext:value-type="float">
            <text:p>23 4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5687175" calcext:value-type="float">
            <text:p>5 687 1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table:style-name="ce4" office:value-type="string" calcext:value-type="string">
            <text:p>Jus de réglisse</text:p>
          </table:table-cell>
          <table:table-cell table:style-name="ce9" office:value-type="float" office:value="469448" calcext:value-type="float">
            <text:p>469 4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table:style-name="ce4" office:value-type="string" calcext:value-type="string">
            <text:p>Safran</text:p>
          </table:table-cell>
          <table:table-cell table:style-name="ce9" office:value-type="float" office:value="205995" calcext:value-type="float">
            <text:p>205 9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table:style-name="ce4" office:value-type="string" calcext:value-type="string">
            <text:p>Salsepareille</text:p>
          </table:table-cell>
          <table:table-cell table:style-name="ce9" office:value-type="float" office:value="100580" calcext:value-type="float">
            <text:p>100 5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table:style-name="ce4" office:value-type="string" calcext:value-type="string">
            <text:p>Drogues réunies</text:p>
          </table:table-cell>
          <table:table-cell table:style-name="ce9" office:value-type="float" office:value="48960" calcext:value-type="float">
            <text:p>48 9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9736" calcext:value-type="float">
            <text:p>9 7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5982" calcext:value-type="float">
            <text:p>5 9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4271335" calcext:value-type="float">
            <text:p>4 271 3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15346" calcext:value-type="float">
            <text:p>15 34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19367" calcext:value-type="float">
            <text:p>19 36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554050" calcext:value-type="float">
            <text:p>554 0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2945" calcext:value-type="float">
            <text:p>2 9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7340" calcext:value-type="float">
            <text:p>7 3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9" office:value-type="float" office:value="50855" calcext:value-type="float">
            <text:p>50 8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383325" calcext:value-type="float">
            <text:p>383 3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332278" calcext:value-type="float">
            <text:p>332 2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9" office:value-type="float" office:value="46630" calcext:value-type="float">
            <text:p>46 6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203454" calcext:value-type="float">
            <text:p>203 4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83923036" calcext:value-type="float">
            <text:p>83 923 0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27185" calcext:value-type="float">
            <text:p>27 1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3263" calcext:value-type="float">
            <text:p>3 2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22187" calcext:value-type="float">
            <text:p>22 1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8546" calcext:value-type="float">
            <text:p>8 54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3574" calcext:value-type="float">
            <text:p>3 57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81865" calcext:value-type="float">
            <text:p>181 8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35328" calcext:value-type="float">
            <text:p>35 3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9" office:value-type="float" office:value="107042" calcext:value-type="float">
            <text:p>107 0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85250" calcext:value-type="float">
            <text:p>185 2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12045792" calcext:value-type="float">
            <text:p>12 045 7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44662" calcext:value-type="float">
            <text:p>44 6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10260" calcext:value-type="float">
            <text:p>10 2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26080" calcext:value-type="float">
            <text:p>26 0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2060" calcext:value-type="float">
            <text:p>2 0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34863" calcext:value-type="float">
            <text:p>34 8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8881" calcext:value-type="float">
            <text:p>8 88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9" office:value-type="float" office:value="92354" calcext:value-type="float">
            <text:p>92 3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43290" calcext:value-type="float">
            <text:p>43 2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39725" calcext:value-type="float">
            <text:p>39 7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35711" calcext:value-type="float">
            <text:p>35 7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579920" calcext:value-type="float">
            <text:p>579 9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9" office:value-type="float" office:value="36764" calcext:value-type="float">
            <text:p>36 7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23505" calcext:value-type="float">
            <text:p>23 5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63865" calcext:value-type="float">
            <text:p>63 8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4250" calcext:value-type="float">
            <text:p>14 2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5361" calcext:value-type="float">
            <text:p>5 3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215360" calcext:value-type="float">
            <text:p>215 3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500" calcext:value-type="float">
            <text:p>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294340" calcext:value-type="float">
            <text:p>294 3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7211" calcext:value-type="float">
            <text:p>7 2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9" office:value-type="float" office:value="41742" calcext:value-type="float">
            <text:p>41 7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17156" calcext:value-type="float">
            <text:p>17 1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253477" calcext:value-type="float">
            <text:p>253 47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9" office:value-type="float" office:value="33484" calcext:value-type="float">
            <text:p>33 48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97740" calcext:value-type="float">
            <text:p>97 7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193148" calcext:value-type="float">
            <text:p>193 1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table:style-name="ce9" office:value-type="float" office:value="15095" calcext:value-type="float">
            <text:p>15 0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2332" calcext:value-type="float">
            <text:p>12 3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216547" calcext:value-type="float">
            <text:p>216 5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24416" calcext:value-type="float">
            <text:p>24 4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8820" calcext:value-type="float">
            <text:p>8 8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9" office:value-type="float" office:value="7735" calcext:value-type="float">
            <text:p>7 7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28992" calcext:value-type="float">
            <text:p>28 9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71401" calcext:value-type="float">
            <text:p>71 40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10941" calcext:value-type="float">
            <text:p>10 94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0192" calcext:value-type="float">
            <text:p>10 1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10650" calcext:value-type="float">
            <text:p>10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43848" calcext:value-type="float">
            <text:p>43 8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1547" calcext:value-type="float">
            <text:p>1 5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20943" calcext:value-type="float">
            <text:p>20 9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78442" calcext:value-type="float">
            <text:p>78 4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152711" calcext:value-type="float">
            <text:p>152 7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2072" calcext:value-type="float">
            <text:p>2 07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78885" calcext:value-type="float">
            <text:p>78 8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table:style-name="ce9" office:value-type="float" office:value="77587" calcext:value-type="float">
            <text:p>77 5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emé</text:p>
          </table:table-cell>
          <table:table-cell table:style-name="ce9" office:value-type="float" office:value="5840" calcext:value-type="float">
            <text:p>5 8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9" office:value-type="float" office:value="5628" calcext:value-type="float">
            <text:p>5 6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30428" calcext:value-type="float">
            <text:p>30 4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2230" calcext:value-type="float">
            <text:p>2 2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13115" calcext:value-type="float">
            <text:p>13 1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5373" calcext:value-type="float">
            <text:p>5 37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2824" calcext:value-type="float">
            <text:p>12 8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3580" calcext:value-type="float">
            <text:p>3 5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324" calcext:value-type="float">
            <text:p>3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6640" calcext:value-type="float">
            <text:p>6 6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table:style-name="ce9" office:value-type="float" office:value="16688" calcext:value-type="float">
            <text:p>16 6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3410" calcext:value-type="float">
            <text:p>13 4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11847" calcext:value-type="float">
            <text:p>11 8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39947" calcext:value-type="float">
            <text:p>39 94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5952" calcext:value-type="float">
            <text:p>5 9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17870" calcext:value-type="float">
            <text:p>17 8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table:style-name="ce9" office:value-type="float" office:value="114294" calcext:value-type="float">
            <text:p>114 29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233760" calcext:value-type="float">
            <text:p>233 7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85436" calcext:value-type="float">
            <text:p>85 4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118560" calcext:value-type="float">
            <text:p>118 5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071" calcext:value-type="float">
            <text:p>1 07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s étrangères, ou lingots</text:p>
          </table:table-cell>
          <table:table-cell table:style-name="ce9" office:value-type="float" office:value="560910" calcext:value-type="float">
            <text:p>560 9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56560" calcext:value-type="float">
            <text:p>56 5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1654" calcext:value-type="float">
            <text:p>1 6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875" calcext:value-type="float">
            <text:p>1 8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 chacun</text:p>
          </table:table-cell>
          <table:table-cell table:style-name="ce9" office:value-type="float" office:value="14679" calcext:value-type="float">
            <text:p>14 67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3273802" calcext:value-type="float">
            <text:p>3 273 8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457956" calcext:value-type="float">
            <text:p>457 9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28480" calcext:value-type="float">
            <text:p>28 4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93370" calcext:value-type="float">
            <text:p>93 3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4244790" calcext:value-type="float">
            <text:p>4 244 7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2915" calcext:value-type="float">
            <text:p>2 9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64150" calcext:value-type="float">
            <text:p>264 1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229053" calcext:value-type="float">
            <text:p>229 0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38263" calcext:value-type="float">
            <text:p>38 2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32660" calcext:value-type="float">
            <text:p>32 6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3266" calcext:value-type="float">
            <text:p>13 26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195804" calcext:value-type="float">
            <text:p>195 8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46600" calcext:value-type="float">
            <text:p>46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9" office:value-type="float" office:value="12162" calcext:value-type="float">
            <text:p>12 1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11630" calcext:value-type="float">
            <text:p>11 6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table:style-name="ce9" office:value-type="float" office:value="64004" calcext:value-type="float">
            <text:p>64 0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47100" calcext:value-type="float">
            <text:p>47 1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7620" calcext:value-type="float">
            <text:p>7 6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table:style-name="ce9" office:value-type="float" office:value="276762" calcext:value-type="float">
            <text:p>276 7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163260" calcext:value-type="float">
            <text:p>163 2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26692" calcext:value-type="float">
            <text:p>126 6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637578" calcext:value-type="float">
            <text:p>637 5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290898" calcext:value-type="float">
            <text:p>290 89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1817" calcext:value-type="float">
            <text:p>1 8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9" office:value-type="float" office:value="13910" calcext:value-type="float">
            <text:p>13 9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22822" calcext:value-type="float">
            <text:p>22 8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424182" calcext:value-type="float">
            <text:p>424 1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31344" calcext:value-type="float">
            <text:p>31 3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26950" calcext:value-type="float">
            <text:p>26 9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22000" calcext:value-type="float">
            <text:p>22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03618" calcext:value-type="float">
            <text:p>103 6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8261982" calcext:value-type="float">
            <text:p>8 261 9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17428822" calcext:value-type="float">
            <text:p>17 428 8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170508" calcext:value-type="float">
            <text:p>170 5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1012053" calcext:value-type="float">
            <text:p>1 012 05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283657" calcext:value-type="float">
            <text:p>283 65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8378445" calcext:value-type="float">
            <text:p>8 378 4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7994" calcext:value-type="float">
            <text:p>7 99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3497" calcext:value-type="float">
            <text:p>3 49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1011160" calcext:value-type="float">
            <text:p>1 011 16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903943" calcext:value-type="float">
            <text:p>903 9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61427" calcext:value-type="float">
            <text:p>61 4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549382" calcext:value-type="float">
            <text:p>549 3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402622" calcext:value-type="float">
            <text:p>402 6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480496" calcext:value-type="float">
            <text:p>480 4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5300" calcext:value-type="float">
            <text:p>5 3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55256" calcext:value-type="float">
            <text:p>155 2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3281" calcext:value-type="float">
            <text:p>3 28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141540" calcext:value-type="float">
            <text:p>141 5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519363" calcext:value-type="float">
            <text:p>519 3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212332" calcext:value-type="float">
            <text:p>212 33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9" office:value-type="float" office:value="2765151" calcext:value-type="float">
            <text:p>2 765 15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1376878" calcext:value-type="float">
            <text:p>1 376 87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431315" calcext:value-type="float">
            <text:p>431 31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456443" calcext:value-type="float">
            <text:p>456 4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81086" calcext:value-type="float">
            <text:p>81 08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47302" calcext:value-type="float">
            <text:p>47 3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17200" calcext:value-type="float">
            <text:p>17 2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10600" calcext:value-type="float">
            <text:p>10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8000" calcext:value-type="float">
            <text:p>8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83263" calcext:value-type="float">
            <text:p>83 2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4320" calcext:value-type="float">
            <text:p>4 3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25369" calcext:value-type="float">
            <text:p>25 36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24130" calcext:value-type="float">
            <text:p>24 1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1235" calcext:value-type="float">
            <text:p>1 23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2704" calcext:value-type="float">
            <text:p>2 7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5003323" calcext:value-type="float">
            <text:p>5 003 3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16630676" calcext:value-type="float">
            <text:p>16 630 6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108280" calcext:value-type="float">
            <text:p>108 2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1194657" calcext:value-type="float">
            <text:p>1 194 65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808077" calcext:value-type="float">
            <text:p>808 07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2482423" calcext:value-type="float">
            <text:p>2 482 42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8026" calcext:value-type="float">
            <text:p>28 0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717244" calcext:value-type="float">
            <text:p>717 2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236388" calcext:value-type="float">
            <text:p>236 3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1109405" calcext:value-type="float">
            <text:p>1 109 4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0285" calcext:value-type="float">
            <text:p>10 2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20928" calcext:value-type="float">
            <text:p>20 9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377741" calcext:value-type="float">
            <text:p>1 377 74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767202" calcext:value-type="float">
            <text:p>767 20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31844" calcext:value-type="float">
            <text:p>31 8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9" office:value-type="float" office:value="78865" calcext:value-type="float">
            <text:p>78 8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Danrées divers réunies</text:p>
          </table:table-cell>
          <table:table-cell table:style-name="ce9" office:value-type="float" office:value="33831" calcext:value-type="float">
            <text:p>33 83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9000" calcext:value-type="float">
            <text:p>9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41464" calcext:value-type="float">
            <text:p>141 4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332626" calcext:value-type="float">
            <text:p>332 6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1954706" calcext:value-type="float">
            <text:p>1 954 7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9103" calcext:value-type="float">
            <text:p>9 1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68611" calcext:value-type="float">
            <text:p>68 61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15055" calcext:value-type="float">
            <text:p>15 05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6144450" calcext:value-type="float">
            <text:p>6 144 4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858803" calcext:value-type="float">
            <text:p>858 8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57716" calcext:value-type="float">
            <text:p>57 7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9" office:value-type="float" office:value="3730036" calcext:value-type="float">
            <text:p>3 730 03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170590" calcext:value-type="float">
            <text:p>170 5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3078792" calcext:value-type="float">
            <text:p>3 078 79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208634" calcext:value-type="float">
            <text:p>208 63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193856" calcext:value-type="float">
            <text:p>193 85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933140" calcext:value-type="float">
            <text:p>933 1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534594" calcext:value-type="float">
            <text:p>534 59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216210" calcext:value-type="float">
            <text:p>216 2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86450" calcext:value-type="float">
            <text:p>86 4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268983" calcext:value-type="float">
            <text:p>268 9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967617" calcext:value-type="float">
            <text:p>967 6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2805318" calcext:value-type="float">
            <text:p>2 805 31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136016" calcext:value-type="float">
            <text:p>136 01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510393" calcext:value-type="float">
            <text:p>510 3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1070604" calcext:value-type="float">
            <text:p>1 070 60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28693" calcext:value-type="float">
            <text:p>28 69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5600" calcext:value-type="float">
            <text:p>5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127596" calcext:value-type="float">
            <text:p>127 5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52707" calcext:value-type="float">
            <text:p>52 7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333737" calcext:value-type="float">
            <text:p>333 73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11963" calcext:value-type="float">
            <text:p>11 9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127421" calcext:value-type="float">
            <text:p>127 42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2010700" calcext:value-type="float">
            <text:p>2 010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48406" calcext:value-type="float">
            <text:p>48 40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12733" calcext:value-type="float">
            <text:p>12 7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9" office:value-type="float" office:value="10125" calcext:value-type="float">
            <text:p>10 12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Danrées divers réunies</text:p>
          </table:table-cell>
          <table:table-cell table:style-name="ce9" office:value-type="float" office:value="28927" calcext:value-type="float">
            <text:p>28 9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table:style-name="ce9" office:value-type="float" office:value="24233" calcext:value-type="float">
            <text:p>24 2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809426" calcext:value-type="float">
            <text:p>809 4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112690" calcext:value-type="float">
            <text:p>112 6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691996" calcext:value-type="float">
            <text:p>691 99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19445" calcext:value-type="float">
            <text:p>19 44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72352" calcext:value-type="float">
            <text:p>172 3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37238" calcext:value-type="float">
            <text:p>37 23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168820" calcext:value-type="float">
            <text:p>168 82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84407" calcext:value-type="float">
            <text:p>84 4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10052" calcext:value-type="float">
            <text:p>10 05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9" office:value-type="float" office:value="619633" calcext:value-type="float">
            <text:p>619 6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table:style-name="ce9" office:value-type="float" office:value="1130" calcext:value-type="float">
            <text:p>1 1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283108" calcext:value-type="float">
            <text:p>283 10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11348" calcext:value-type="float">
            <text:p>111 3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59276" calcext:value-type="float">
            <text:p>59 2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518700" calcext:value-type="float">
            <text:p>518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233633" calcext:value-type="float">
            <text:p>233 63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60350" calcext:value-type="float">
            <text:p>60 3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73910" calcext:value-type="float">
            <text:p>73 9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43273" calcext:value-type="float">
            <text:p>143 27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713473" calcext:value-type="float">
            <text:p>713 47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158924" calcext:value-type="float">
            <text:p>158 92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Bordeaux</text:p>
          </table:table-cell>
          <table:table-cell table:style-name="ce9" office:value-type="float" office:value="383522" calcext:value-type="float">
            <text:p>383 5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65622" calcext:value-type="float">
            <text:p>65 62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8030" calcext:value-type="float">
            <text:p>8 0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1703" calcext:value-type="float">
            <text:p>1 70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13180" calcext:value-type="float">
            <text:p>13 18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2282" calcext:value-type="float">
            <text:p>2 28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695" calcext:value-type="float">
            <text:p>1 69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28191" calcext:value-type="float">
            <text:p>28 19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2264" calcext:value-type="float">
            <text:p>2 26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4500" calcext:value-type="float">
            <text:p>4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5676" calcext:value-type="float">
            <text:p>5 6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3510343" calcext:value-type="float">
            <text:p>3 510 34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161970" calcext:value-type="float">
            <text:p>161 9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28928" calcext:value-type="float">
            <text:p>28 92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2030" calcext:value-type="float">
            <text:p>2 0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12500" calcext:value-type="float">
            <text:p>12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3000" calcext:value-type="float">
            <text:p>3 0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5600" calcext:value-type="float">
            <text:p>5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9450" calcext:value-type="float">
            <text:p>9 4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3161" calcext:value-type="float">
            <text:p>3 1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70400" calcext:value-type="float">
            <text:p>70 4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2076" calcext:value-type="float">
            <text:p>2 07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107087" calcext:value-type="float">
            <text:p>107 0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2700" calcext:value-type="float">
            <text:p>2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6750" calcext:value-type="float">
            <text:p>6 7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46900" calcext:value-type="float">
            <text:p>46 9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5500" calcext:value-type="float">
            <text:p>5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19750" calcext:value-type="float">
            <text:p>19 7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2263090" calcext:value-type="float">
            <text:p>2 263 0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3285" calcext:value-type="float">
            <text:p>3 28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table:style-name="ce9" office:value-type="float" office:value="73127" calcext:value-type="float">
            <text:p>73 12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7287" calcext:value-type="float">
            <text:p>7 2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34440" calcext:value-type="float">
            <text:p>34 4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12783" calcext:value-type="float">
            <text:p>12 78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4500" calcext:value-type="float">
            <text:p>4 5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5970" calcext:value-type="float">
            <text:p>5 9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74862" calcext:value-type="float">
            <text:p>74 86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3375" calcext:value-type="float">
            <text:p>3 37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31205" calcext:value-type="float">
            <text:p>31 20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14600" calcext:value-type="float">
            <text:p>14 6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1124340" calcext:value-type="float">
            <text:p>1 124 3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642707" calcext:value-type="float">
            <text:p>642 70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33688" calcext:value-type="float">
            <text:p>33 68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21068" calcext:value-type="float">
            <text:p>21 06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13558" calcext:value-type="float">
            <text:p>13 55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5037" calcext:value-type="float">
            <text:p>5 03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104454" calcext:value-type="float">
            <text:p>104 45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8944" calcext:value-type="float">
            <text:p>8 9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46409" calcext:value-type="float">
            <text:p>46 409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84687" calcext:value-type="float">
            <text:p>84 68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5363" calcext:value-type="float">
            <text:p>5 363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31990" calcext:value-type="float">
            <text:p>31 99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51165" calcext:value-type="float">
            <text:p>51 165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4700" calcext:value-type="float">
            <text:p>4 70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Danrées divers réunies</text:p>
          </table:table-cell>
          <table:table-cell table:style-name="ce9" office:value-type="float" office:value="13448" calcext:value-type="float">
            <text:p>13 44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2650" calcext:value-type="float">
            <text:p>2 65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3510" calcext:value-type="float">
            <text:p>3 51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41098" calcext:value-type="float">
            <text:p>41 09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11444" calcext:value-type="float">
            <text:p>11 444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6861" calcext:value-type="float">
            <text:p>6 86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1626" calcext:value-type="float">
            <text:p>1 626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1479530" calcext:value-type="float">
            <text:p>1 479 5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2140" calcext:value-type="float">
            <text:p>2 14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258717" calcext:value-type="float">
            <text:p>258 717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61830" calcext:value-type="float">
            <text:p>61 83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120498" calcext:value-type="float">
            <text:p>120 498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8870" calcext:value-type="float">
            <text:p>8 8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table:style-name="ce9" office:value-type="float" office:value="17270" calcext:value-type="float">
            <text:p>17 270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82042" calcext:value-type="float">
            <text:p>82 042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297021" calcext:value-type="float">
            <text:p>297 021 <text:s text:c="2"/>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6310502" calcext:value-type="float">
            <text:p>6 310 502 <text:s text:c="2"/></text:p>
          </table:table-cell>
          <table:table-cell table:style-name="ce6" office:value-type="string" calcext:value-type="string">
            <text:p>Chiffre flou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103202" calcext:value-type="float">
            <text:p>103 202 <text:s text:c="2"/></text:p>
          </table:table-cell>
          <table:table-cell table:style-name="ce6" office:value-type="string" calcext:value-type="string">
            <text:p>chiffre flou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932426" calcext:value-type="float">
            <text:p>932 426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table:style-name="ce9" office:value-type="float" office:value="3662265" calcext:value-type="float">
            <text:p>3 662 265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table:style-name="ce9" office:value-type="float" office:value="65610" calcext:value-type="float">
            <text:p>65 61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50825" calcext:value-type="float">
            <text:p>50 825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74195" calcext:value-type="float">
            <text:p>74 195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645755" calcext:value-type="float">
            <text:p>645 755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83831" calcext:value-type="float">
            <text:p>83 831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18510" calcext:value-type="float">
            <text:p>18 51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7530" calcext:value-type="float">
            <text:p>17 53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177869" calcext:value-type="float">
            <text:p>177 869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18821" calcext:value-type="float">
            <text:p>18 821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Danrées divers réunies</text:p>
          </table:table-cell>
          <table:table-cell table:style-name="ce9" office:value-type="float" office:value="39529" calcext:value-type="float">
            <text:p>39 529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table:style-name="ce9" office:value-type="float" office:value="18560" calcext:value-type="float">
            <text:p>18 56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3566" calcext:value-type="float">
            <text:p>3 566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5316" calcext:value-type="float">
            <text:p>5 316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430952" calcext:value-type="float">
            <text:p>430 952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120493" calcext:value-type="float">
            <text:p>120 493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table:style-name="ce9" office:value-type="float" office:value="16558" calcext:value-type="float">
            <text:p>16 558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534224" calcext:value-type="float">
            <text:p>534 224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table:style-name="ce9" office:value-type="float" office:value="15774" calcext:value-type="float">
            <text:p>15 774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table:style-name="ce9" office:value-type="float" office:value="46842" calcext:value-type="float">
            <text:p>46 842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table:style-name="ce9" office:value-type="float" office:value="5564" calcext:value-type="float">
            <text:p>5 564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191918" calcext:value-type="float">
            <text:p>191 918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table:style-name="ce9" office:value-type="float" office:value="53281" calcext:value-type="float">
            <text:p>53 281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82642" calcext:value-type="float">
            <text:p>82 642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table:style-name="ce9" office:value-type="float" office:value="277135" calcext:value-type="float">
            <text:p>277 135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4110" calcext:value-type="float">
            <text:p>4 11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10331" calcext:value-type="float">
            <text:p>110 331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148915" calcext:value-type="float">
            <text:p>148 915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121244" calcext:value-type="float">
            <text:p>121 244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11706" calcext:value-type="float">
            <text:p>11 706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table:style-name="ce9" office:value-type="float" office:value="1367" calcext:value-type="float">
            <text:p>1 367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9221" calcext:value-type="float">
            <text:p>9 221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4336" calcext:value-type="float">
            <text:p>4 336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5972" calcext:value-type="float">
            <text:p>15 972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table:style-name="ce9" office:value-type="float" office:value="6927" calcext:value-type="float">
            <text:p>6 927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3473" calcext:value-type="float">
            <text:p>3 473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table:style-name="ce9" office:value-type="float" office:value="2731" calcext:value-type="float">
            <text:p>2 731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table:style-name="ce9" office:value-type="float" office:value="2704" calcext:value-type="float">
            <text:p>2 704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10236" calcext:value-type="float">
            <text:p>10 236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2460" calcext:value-type="float">
            <text:p>2 46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55900" calcext:value-type="float">
            <text:p>55 9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6912" calcext:value-type="float">
            <text:p>6 912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table:style-name="ce9" office:value-type="float" office:value="3622" calcext:value-type="float">
            <text:p>3 622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23625" calcext:value-type="float">
            <text:p>23 625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3650" calcext:value-type="float">
            <text:p>3 65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2517" calcext:value-type="float">
            <text:p>2 517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46348" calcext:value-type="float">
            <text:p>46 348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3394" calcext:value-type="float">
            <text:p>3 394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45482" calcext:value-type="float">
            <text:p>45 482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2440" calcext:value-type="float">
            <text:p>2 44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table:style-name="ce9" office:value-type="float" office:value="31378" calcext:value-type="float">
            <text:p>31 378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3479" calcext:value-type="float">
            <text:p>3 479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table:style-name="ce9" office:value-type="float" office:value="33318" calcext:value-type="float">
            <text:p>33 318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109714" calcext:value-type="float">
            <text:p>109 714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1793" calcext:value-type="float">
            <text:p>1 793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8940" calcext:value-type="float">
            <text:p>8 94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table:style-name="ce9" office:value-type="float" office:value="129215" calcext:value-type="float">
            <text:p>129 215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2335" calcext:value-type="float">
            <text:p>2 335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33397" calcext:value-type="float">
            <text:p>33 397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8360" calcext:value-type="float">
            <text:p>8 36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337691" calcext:value-type="float">
            <text:p>337 691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17455" calcext:value-type="float">
            <text:p>17 455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6950" calcext:value-type="float">
            <text:p>6 95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table:style-name="ce9" office:value-type="float" office:value="5126" calcext:value-type="float">
            <text:p>5 126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6273" calcext:value-type="float">
            <text:p>6 273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table:style-name="ce9" office:value-type="float" office:value="2562" calcext:value-type="float">
            <text:p>2 562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4342" calcext:value-type="float">
            <text:p>4 342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112590" calcext:value-type="float">
            <text:p>112 59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table:style-name="ce9" office:value-type="float" office:value="4194" calcext:value-type="float">
            <text:p>4 194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44216" calcext:value-type="float">
            <text:p>44 216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7717" calcext:value-type="float">
            <text:p>7 717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table:style-name="ce9" office:value-type="float" office:value="1640" calcext:value-type="float">
            <text:p>1 64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1648" calcext:value-type="float">
            <text:p>1 648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1752" calcext:value-type="float">
            <text:p>1 752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5255" calcext:value-type="float">
            <text:p>5 255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Eaux de vie</text:p>
          </table:table-cell>
          <table:table-cell table:style-name="ce9" office:value-type="float" office:value="27534" calcext:value-type="float">
            <text:p>27 534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ivers</text:p>
          </table:table-cell>
          <table:table-cell table:style-name="ce9" office:value-type="float" office:value="221533" calcext:value-type="float">
            <text:p>221 533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Vin de liqueurs</text:p>
          </table:table-cell>
          <table:table-cell table:style-name="ce9" office:value-type="float" office:value="1896" calcext:value-type="float">
            <text:p>1 896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table:style-name="ce9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table:style-name="ce9" office:value-type="float" office:value="2748" calcext:value-type="float">
            <text:p>2 748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table:style-name="ce9" office:value-type="float" office:value="23291" calcext:value-type="float">
            <text:p>23 291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table:style-name="ce9" office:value-type="float" office:value="6560" calcext:value-type="float">
            <text:p>6 56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table:style-name="ce9" office:value-type="float" office:value="1630" calcext:value-type="float">
            <text:p>1 63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table:style-name="ce9" office:value-type="float" office:value="3318" calcext:value-type="float">
            <text:p>3 318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table:style-name="ce9" office:value-type="float" office:value="10248" calcext:value-type="float">
            <text:p>10 248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table:style-name="ce9" office:value-type="float" office:value="8065" calcext:value-type="float">
            <text:p>8 065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table:style-name="ce9" office:value-type="float" office:value="18408" calcext:value-type="float">
            <text:p>18 408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table:style-name="ce9" office:value-type="float" office:value="8188" calcext:value-type="float">
            <text:p>8 188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table:style-name="ce9" office:value-type="float" office:value="7170" calcext:value-type="float">
            <text:p>7 17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9" office:value-type="float" office:value="1286220" calcext:value-type="float">
            <text:p>1 286 22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116485" calcext:value-type="float">
            <text:p>116 485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111774" calcext:value-type="float">
            <text:p>111 774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37987" calcext:value-type="float">
            <text:p>137 987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406100" calcext:value-type="float">
            <text:p>406 1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218140" calcext:value-type="float">
            <text:p>218 14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54100" calcext:value-type="float">
            <text:p>54 1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190470" calcext:value-type="float">
            <text:p>190 47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14526" calcext:value-type="float">
            <text:p>14 526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1384380" calcext:value-type="float">
            <text:p>1 384 38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1968104" calcext:value-type="float">
            <text:p>1 968 104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748160" calcext:value-type="float">
            <text:p>748 16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6480" calcext:value-type="float">
            <text:p>6 48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9" office:value-type="float" office:value="84820" calcext:value-type="float">
            <text:p>84 82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9" office:value-type="float" office:value="525286" calcext:value-type="float">
            <text:p>525 286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636802" calcext:value-type="float">
            <text:p>636 802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65812" calcext:value-type="float">
            <text:p>65 812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9836341" calcext:value-type="float">
            <text:p>9 836 341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425850" calcext:value-type="float">
            <text:p>425 85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9" office:value-type="float" office:value="63936" calcext:value-type="float">
            <text:p>63 936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252168" calcext:value-type="float">
            <text:p>252 168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184685" calcext:value-type="float">
            <text:p>1 184 685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12936" calcext:value-type="float">
            <text:p>12 936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28945" calcext:value-type="float">
            <text:p>128 945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8955" calcext:value-type="float">
            <text:p>8 955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121674" calcext:value-type="float">
            <text:p>121 674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37745" calcext:value-type="float">
            <text:p>37 745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20114" calcext:value-type="float">
            <text:p>20 114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191470" calcext:value-type="float">
            <text:p>191 47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2982" calcext:value-type="float">
            <text:p>2 982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22844" calcext:value-type="float">
            <text:p>22 844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116519" calcext:value-type="float">
            <text:p>116 519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13528" calcext:value-type="float">
            <text:p>13 528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176766" calcext:value-type="float">
            <text:p>176 766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8817" calcext:value-type="float">
            <text:p>28 817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66512" calcext:value-type="float">
            <text:p>66 512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14905" calcext:value-type="float">
            <text:p>14 905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9380" calcext:value-type="float">
            <text:p>59 38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171130" calcext:value-type="float">
            <text:p>171 13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62954" calcext:value-type="float">
            <text:p>62 954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69715" calcext:value-type="float">
            <text:p>69 715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10861" calcext:value-type="float">
            <text:p>10 861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179952" calcext:value-type="float">
            <text:p>179 952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Chandelle</text:p>
          </table:table-cell>
          <table:table-cell table:style-name="ce9" office:value-type="float" office:value="16938" calcext:value-type="float">
            <text:p>16 938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498436" calcext:value-type="float">
            <text:p>498 436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6944" calcext:value-type="float">
            <text:p>6 944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601311" calcext:value-type="float">
            <text:p>1 601 311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11628" calcext:value-type="float">
            <text:p>11 628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411036" calcext:value-type="float">
            <text:p>411 036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1641683" calcext:value-type="float">
            <text:p>1 641 683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5590" calcext:value-type="float">
            <text:p>5 59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5649165" calcext:value-type="float">
            <text:p>5 649 165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37950" calcext:value-type="float">
            <text:p>37 95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23208" calcext:value-type="float">
            <text:p>23 208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1414700" calcext:value-type="float">
            <text:p>1 414 7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90900" calcext:value-type="float">
            <text:p>90 9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2720" calcext:value-type="float">
            <text:p>2 72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10348" calcext:value-type="float">
            <text:p>10 348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9906708" calcext:value-type="float">
            <text:p>9 906 708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13274" calcext:value-type="float">
            <text:p>113 274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210630" calcext:value-type="float">
            <text:p>210 63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429636" calcext:value-type="float">
            <text:p>429 636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406298" calcext:value-type="float">
            <text:p>406 298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202437" calcext:value-type="float">
            <text:p>202 437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table:style-name="ce9" office:value-type="float" office:value="2248428" calcext:value-type="float">
            <text:p>2 248 428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226581" calcext:value-type="float">
            <text:p>226 581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106703" calcext:value-type="float">
            <text:p>106 703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1592570" calcext:value-type="float">
            <text:p>1 592 57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49694" calcext:value-type="float">
            <text:p>49 694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403504" calcext:value-type="float">
            <text:p>403 504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163540" calcext:value-type="float">
            <text:p>163 54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442743" calcext:value-type="float">
            <text:p>442 743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75865" calcext:value-type="float">
            <text:p>75 865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93990" calcext:value-type="float">
            <text:p>293 99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141084" calcext:value-type="float">
            <text:p>141 084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119836" calcext:value-type="float">
            <text:p>119 836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100320" calcext:value-type="float">
            <text:p>100 32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90931" calcext:value-type="float">
            <text:p>590 931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153360" calcext:value-type="float">
            <text:p>153 36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202938" calcext:value-type="float">
            <text:p>202 938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206195" calcext:value-type="float">
            <text:p>206 195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63351" calcext:value-type="float">
            <text:p>63 351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993115" calcext:value-type="float">
            <text:p>993 115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Chandelle</text:p>
          </table:table-cell>
          <table:table-cell table:style-name="ce9" office:value-type="float" office:value="195192" calcext:value-type="float">
            <text:p>195 192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10005" calcext:value-type="float">
            <text:p>10 005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290" calcext:value-type="float">
            <text:p>1 29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5220" calcext:value-type="float">
            <text:p>5 22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46807" calcext:value-type="float">
            <text:p>46 807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12450" calcext:value-type="float">
            <text:p>12 45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3180" calcext:value-type="float">
            <text:p>3 18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8370" calcext:value-type="float">
            <text:p>8 37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1224" calcext:value-type="float">
            <text:p>1 224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131200" calcext:value-type="float">
            <text:p>131 2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8424" calcext:value-type="float">
            <text:p>8 424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7035" calcext:value-type="float">
            <text:p>7 035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78822" calcext:value-type="float">
            <text:p>78 822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47964" calcext:value-type="float">
            <text:p>47 964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16644" calcext:value-type="float">
            <text:p>116 644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15123" calcext:value-type="float">
            <text:p>15 123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4174" calcext:value-type="float">
            <text:p>4 174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3223" calcext:value-type="float">
            <text:p>3 223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59134" calcext:value-type="float">
            <text:p>59 134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4978" calcext:value-type="float">
            <text:p>4 978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53833" calcext:value-type="float">
            <text:p>53 833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14363" calcext:value-type="float">
            <text:p>14 363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52300" calcext:value-type="float">
            <text:p>52 3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22775" calcext:value-type="float">
            <text:p>22 775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43437" calcext:value-type="float">
            <text:p>43 437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131178" calcext:value-type="float">
            <text:p>131 178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4440" calcext:value-type="float">
            <text:p>4 44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44548" calcext:value-type="float">
            <text:p>44 548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1010" calcext:value-type="float">
            <text:p>1 01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20162" calcext:value-type="float">
            <text:p>20 162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390974" calcext:value-type="float">
            <text:p>390 974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1230490" calcext:value-type="float">
            <text:p>1 230 49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706120" calcext:value-type="float">
            <text:p>1 706 12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34400" calcext:value-type="float">
            <text:p>34 4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503812" calcext:value-type="float">
            <text:p>503 812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768147" calcext:value-type="float">
            <text:p>768 147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3658350" calcext:value-type="float">
            <text:p>3 658 35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11319834" calcext:value-type="float">
            <text:p>11 319 834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1142580" calcext:value-type="float">
            <text:p>1 142 58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3710670" calcext:value-type="float">
            <text:p>3 710 67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32117250" calcext:value-type="float">
            <text:p>32 117 25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201366" calcext:value-type="float">
            <text:p>201 366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891570" calcext:value-type="float">
            <text:p>891 57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456540" calcext:value-type="float">
            <text:p>456 54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765927" calcext:value-type="float">
            <text:p>765 927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20220" calcext:value-type="float">
            <text:p>20 22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990438" calcext:value-type="float">
            <text:p>990 438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491316" calcext:value-type="float">
            <text:p>491 316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926224" calcext:value-type="float">
            <text:p>926 224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176536" calcext:value-type="float">
            <text:p>176 536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1300591" calcext:value-type="float">
            <text:p>1 300 591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table:style-name="ce9" office:value-type="float" office:value="50580" calcext:value-type="float">
            <text:p>50 58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610806" calcext:value-type="float">
            <text:p>610 806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222065" calcext:value-type="float">
            <text:p>222 065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262531" calcext:value-type="float">
            <text:p>262 531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532584" calcext:value-type="float">
            <text:p>532 584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235636" calcext:value-type="float">
            <text:p>235 636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342087" calcext:value-type="float">
            <text:p>342 087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463403" calcext:value-type="float">
            <text:p>463 403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877553" calcext:value-type="float">
            <text:p>877 553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44136" calcext:value-type="float">
            <text:p>44 136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456040" calcext:value-type="float">
            <text:p>456 04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351572" calcext:value-type="float">
            <text:p>351 572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17842" calcext:value-type="float">
            <text:p>17 842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194342" calcext:value-type="float">
            <text:p>194 342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1287518" calcext:value-type="float">
            <text:p>1 287 518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544400" calcext:value-type="float">
            <text:p>544 4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323291" calcext:value-type="float">
            <text:p>323 291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346654" calcext:value-type="float">
            <text:p>346 654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159371" calcext:value-type="float">
            <text:p>159 371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1444150" calcext:value-type="float">
            <text:p>1 444 15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Chandelle</text:p>
          </table:table-cell>
          <table:table-cell table:style-name="ce9" office:value-type="float" office:value="146952" calcext:value-type="float">
            <text:p>146 952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9" office:value-type="float" office:value="6960" calcext:value-type="float">
            <text:p>6 96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29610" calcext:value-type="float">
            <text:p>29 61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1165313" calcext:value-type="float">
            <text:p>1 165 313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40050" calcext:value-type="float">
            <text:p>40 05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153931" calcext:value-type="float">
            <text:p>153 931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69033" calcext:value-type="float">
            <text:p>69 033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2912700" calcext:value-type="float">
            <text:p>2 912 7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452000" calcext:value-type="float">
            <text:p>452 0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204630" calcext:value-type="float">
            <text:p>204 63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35520" calcext:value-type="float">
            <text:p>35 52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969600" calcext:value-type="float">
            <text:p>969 6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132728" calcext:value-type="float">
            <text:p>132 728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45380" calcext:value-type="float">
            <text:p>45 38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317538" calcext:value-type="float">
            <text:p>317 538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62670" calcext:value-type="float">
            <text:p>62 67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19028" calcext:value-type="float">
            <text:p>19 028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85113" calcext:value-type="float">
            <text:p>185 113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6342" calcext:value-type="float">
            <text:p>6 342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66712" calcext:value-type="float">
            <text:p>66 712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40005" calcext:value-type="float">
            <text:p>40 005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817448" calcext:value-type="float">
            <text:p>817 448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table:style-name="ce9"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65761" calcext:value-type="float">
            <text:p>65 761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14833" calcext:value-type="float">
            <text:p>14 833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54162" calcext:value-type="float">
            <text:p>54 162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29786" calcext:value-type="float">
            <text:p>29 786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321910" calcext:value-type="float">
            <text:p>321 91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93908" calcext:value-type="float">
            <text:p>93 908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33636" calcext:value-type="float">
            <text:p>33 636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132780" calcext:value-type="float">
            <text:p>132 78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49790" calcext:value-type="float">
            <text:p>49 79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39840" calcext:value-type="float">
            <text:p>39 84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16188" calcext:value-type="float">
            <text:p>16 188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3140" calcext:value-type="float">
            <text:p>3 14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17267" calcext:value-type="float">
            <text:p>17 267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61328" calcext:value-type="float">
            <text:p>61 328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29360" calcext:value-type="float">
            <text:p>29 36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462185" calcext:value-type="float">
            <text:p>462 185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20620" calcext:value-type="float">
            <text:p>20 62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49093" calcext:value-type="float">
            <text:p>49 093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242519" calcext:value-type="float">
            <text:p>242 519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Chandelle</text:p>
          </table:table-cell>
          <table:table-cell table:style-name="ce9" office:value-type="float" office:value="198400" calcext:value-type="float">
            <text:p>198 4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36240" calcext:value-type="float">
            <text:p>36 24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46248" calcext:value-type="float">
            <text:p>46 248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95200" calcext:value-type="float">
            <text:p>95 2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9"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9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9190" calcext:value-type="float">
            <text:p>9 19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1155" calcext:value-type="float">
            <text:p>1 155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3234" calcext:value-type="float">
            <text:p>3 234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7050" calcext:value-type="float">
            <text:p>7 05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6400" calcext:value-type="float">
            <text:p>6 4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14190" calcext:value-type="float">
            <text:p>14 19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5605" calcext:value-type="float">
            <text:p>5 605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3624" calcext:value-type="float">
            <text:p>3 624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34920" calcext:value-type="float">
            <text:p>34 92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8830" calcext:value-type="float">
            <text:p>8 83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3662" calcext:value-type="float">
            <text:p>3 662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3453" calcext:value-type="float">
            <text:p>3 453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2470" calcext:value-type="float">
            <text:p>2 47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17085" calcext:value-type="float">
            <text:p>17 085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4022" calcext:value-type="float">
            <text:p>4 022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49919" calcext:value-type="float">
            <text:p>49 919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37090" calcext:value-type="float">
            <text:p>37 09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213460" calcext:value-type="float">
            <text:p>213 46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26016" calcext:value-type="float">
            <text:p>26 016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66374" calcext:value-type="float">
            <text:p>66 374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4860" calcext:value-type="float">
            <text:p>4 86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5232" calcext:value-type="float">
            <text:p>5 232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29730" calcext:value-type="float">
            <text:p>29 73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138852" calcext:value-type="float">
            <text:p>138 852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38104" calcext:value-type="float">
            <text:p>38 104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24544" calcext:value-type="float">
            <text:p>24 544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80400" calcext:value-type="float">
            <text:p>80 4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68292" calcext:value-type="float">
            <text:p>68 292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65962" calcext:value-type="float">
            <text:p>65 962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17864" calcext:value-type="float">
            <text:p>17 864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15310" calcext:value-type="float">
            <text:p>15 31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19702" calcext:value-type="float">
            <text:p>19 702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1616" calcext:value-type="float">
            <text:p>1 616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47053" calcext:value-type="float">
            <text:p>47 053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58045" calcext:value-type="float">
            <text:p>58 045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18325" calcext:value-type="float">
            <text:p>18 325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9931" calcext:value-type="float">
            <text:p>29 931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44315" calcext:value-type="float">
            <text:p>44 315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99537" calcext:value-type="float">
            <text:p>99 537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222380" calcext:value-type="float">
            <text:p>222 38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43380" calcext:value-type="float">
            <text:p>43 38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7468" calcext:value-type="float">
            <text:p>17 468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16916" calcext:value-type="float">
            <text:p>16 916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196254" calcext:value-type="float">
            <text:p>196 254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1740" calcext:value-type="float">
            <text:p>1 74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9520" calcext:value-type="float">
            <text:p>9 52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20574" calcext:value-type="float">
            <text:p>20 574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1470" calcext:value-type="float">
            <text:p>1 47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21440" calcext:value-type="float">
            <text:p>21 44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4502" calcext:value-type="float">
            <text:p>4 502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803" calcext:value-type="float">
            <text:p>2 803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2204" calcext:value-type="float">
            <text:p>2 204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2395" calcext:value-type="float">
            <text:p>2 395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22972" calcext:value-type="float">
            <text:p>22 972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6461" calcext:value-type="float">
            <text:p>6 461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9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33635" calcext:value-type="float">
            <text:p>33 635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13690" calcext:value-type="float">
            <text:p>13 69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1842" calcext:value-type="float">
            <text:p>11 842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113540" calcext:value-type="float">
            <text:p>113 54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22782" calcext:value-type="float">
            <text:p>22 782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102788" calcext:value-type="float">
            <text:p>102 788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294480" calcext:value-type="float">
            <text:p>294 48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62205" calcext:value-type="float">
            <text:p>62 205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83675" calcext:value-type="float">
            <text:p>83 675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71784" calcext:value-type="float">
            <text:p>71 784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717100" calcext:value-type="float">
            <text:p>717 1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2079360" calcext:value-type="float">
            <text:p>2 079 36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279448" calcext:value-type="float">
            <text:p>279 448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186522" calcext:value-type="float">
            <text:p>186 522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51435" calcext:value-type="float">
            <text:p>51 435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9" office:value-type="float" office:value="28992" calcext:value-type="float">
            <text:p>28 992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15360" calcext:value-type="float">
            <text:p>15 36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30139" calcext:value-type="float">
            <text:p>30 139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24800" calcext:value-type="float">
            <text:p>124 8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42252" calcext:value-type="float">
            <text:p>42 252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33754" calcext:value-type="float">
            <text:p>33 754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26947" calcext:value-type="float">
            <text:p>26 947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4850" calcext:value-type="float">
            <text:p>4 85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32894" calcext:value-type="float">
            <text:p>32 894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74527" calcext:value-type="float">
            <text:p>74 527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2618" calcext:value-type="float">
            <text:p>2 618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93540" calcext:value-type="float">
            <text:p>93 54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3860" calcext:value-type="float">
            <text:p>3 86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6785" calcext:value-type="float">
            <text:p>6 785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46588" calcext:value-type="float">
            <text:p>46 588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15393" calcext:value-type="float">
            <text:p>15 393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4102" calcext:value-type="float">
            <text:p>4 102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1783" calcext:value-type="float">
            <text:p>51 783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1752" calcext:value-type="float">
            <text:p>11 752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41825" calcext:value-type="float">
            <text:p>41 825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1347" calcext:value-type="float">
            <text:p>1 347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221750" calcext:value-type="float">
            <text:p>221 75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table:style-name="ce9"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134925" calcext:value-type="float">
            <text:p>134 925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10748" calcext:value-type="float">
            <text:p>10 748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717448" calcext:value-type="float">
            <text:p>717 448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211150" calcext:value-type="float">
            <text:p>211 15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393225" calcext:value-type="float">
            <text:p>393 225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153757" calcext:value-type="float">
            <text:p>153 757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1983210" calcext:value-type="float">
            <text:p>1 983 21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590130" calcext:value-type="float">
            <text:p>590 13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8094110" calcext:value-type="float">
            <text:p>8 094 11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4763600" calcext:value-type="float">
            <text:p>4 763 6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3664112" calcext:value-type="float">
            <text:p>3 664 112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9" office:value-type="float" office:value="26260" calcext:value-type="float">
            <text:p>26 26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table:style-name="ce9" office:value-type="float" office:value="47780" calcext:value-type="float">
            <text:p>47 78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477412" calcext:value-type="float">
            <text:p>477 412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693462" calcext:value-type="float">
            <text:p>693 462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158968" calcext:value-type="float">
            <text:p>158 968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9" office:value-type="float" office:value="2240" calcext:value-type="float">
            <text:p>2 24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36330" calcext:value-type="float">
            <text:p>36 33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33480" calcext:value-type="float">
            <text:p>33 48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806695" calcext:value-type="float">
            <text:p>806 695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227640" calcext:value-type="float">
            <text:p>227 64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490442" calcext:value-type="float">
            <text:p>490 442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39513" calcext:value-type="float">
            <text:p>39 513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366422" calcext:value-type="float">
            <text:p>366 422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116323" calcext:value-type="float">
            <text:p>116 323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83617" calcext:value-type="float">
            <text:p>83 617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95482" calcext:value-type="float">
            <text:p>95 482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56726" calcext:value-type="float">
            <text:p>56 726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table:style-name="ce9" office:value-type="float" office:value="125036" calcext:value-type="float">
            <text:p>125 036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32795" calcext:value-type="float">
            <text:p>32 795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61127" calcext:value-type="float">
            <text:p>61 127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371934" calcext:value-type="float">
            <text:p>371 934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247158" calcext:value-type="float">
            <text:p>247 158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10640" calcext:value-type="float">
            <text:p>210 64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110398" calcext:value-type="float">
            <text:p>110 398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6325" calcext:value-type="float">
            <text:p>6 325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87313" calcext:value-type="float">
            <text:p>87 313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408608" calcext:value-type="float">
            <text:p>408 608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107375" calcext:value-type="float">
            <text:p>107 375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359937" calcext:value-type="float">
            <text:p>359 937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50020" calcext:value-type="float">
            <text:p>50 02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53696" calcext:value-type="float">
            <text:p>53 696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669570" calcext:value-type="float">
            <text:p>669 57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Chandelle</text:p>
          </table:table-cell>
          <table:table-cell table:style-name="ce9" office:value-type="float" office:value="4255" calcext:value-type="float">
            <text:p>4 255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6130" calcext:value-type="float">
            <text:p>6 13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23624" calcext:value-type="float">
            <text:p>23 624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489706" calcext:value-type="float">
            <text:p>489 706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4644" calcext:value-type="float">
            <text:p>4 644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1231050" calcext:value-type="float">
            <text:p>1 231 05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1480" calcext:value-type="float">
            <text:p>1 48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6720" calcext:value-type="float">
            <text:p>6 72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669322" calcext:value-type="float">
            <text:p>669 322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9" office:value-type="float" office:value="4650" calcext:value-type="float">
            <text:p>4 65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1040" calcext:value-type="float">
            <text:p>1 04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72324" calcext:value-type="float">
            <text:p>72 324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82450" calcext:value-type="float">
            <text:p>82 45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3710" calcext:value-type="float">
            <text:p>3 71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22270" calcext:value-type="float">
            <text:p>22 27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16092" calcext:value-type="float">
            <text:p>16 092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54784" calcext:value-type="float">
            <text:p>54 784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4803" calcext:value-type="float">
            <text:p>4 803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41483" calcext:value-type="float">
            <text:p>41 483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39333" calcext:value-type="float">
            <text:p>39 333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760" calcext:value-type="float">
            <text:p>2 76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8805" calcext:value-type="float">
            <text:p>8 805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table:style-name="ce9" office:value-type="float" office:value="1078" calcext:value-type="float">
            <text:p>1 078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10313" calcext:value-type="float">
            <text:p>10 313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16480" calcext:value-type="float">
            <text:p>16 48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431547" calcext:value-type="float">
            <text:p>431 547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158128" calcext:value-type="float">
            <text:p>158 128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20765" calcext:value-type="float">
            <text:p>20 765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table:style-name="ce9" office:value-type="float" office:value="49581" calcext:value-type="float">
            <text:p>49 581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9525" calcext:value-type="float">
            <text:p>9 525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table:style-name="ce9" office:value-type="float" office:value="5070" calcext:value-type="float">
            <text:p>5 07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5366" calcext:value-type="float">
            <text:p>5 366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23140" calcext:value-type="float">
            <text:p>23 14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103440" calcext:value-type="float">
            <text:p>103 44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table:style-name="ce9" office:value-type="float" office:value="7680" calcext:value-type="float">
            <text:p>7 68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302680" calcext:value-type="float">
            <text:p>302 68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18450" calcext:value-type="float">
            <text:p>18 45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50232" calcext:value-type="float">
            <text:p>50 232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table:style-name="ce9" office:value-type="float" office:value="2176" calcext:value-type="float">
            <text:p>2 176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14998" calcext:value-type="float">
            <text:p>14 998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19274" calcext:value-type="float">
            <text:p>19 274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9" office:value-type="float" office:value="2990" calcext:value-type="float">
            <text:p>2 99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44316" calcext:value-type="float">
            <text:p>44 316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9534" calcext:value-type="float">
            <text:p>9 534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303530" calcext:value-type="float">
            <text:p>303 53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4452" calcext:value-type="float">
            <text:p>4 452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29680" calcext:value-type="float">
            <text:p>29 68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20150" calcext:value-type="float">
            <text:p>20 15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112173" calcext:value-type="float">
            <text:p>112 173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24268" calcext:value-type="float">
            <text:p>24 268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84908" calcext:value-type="float">
            <text:p>84 908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5543" calcext:value-type="float">
            <text:p>5 543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17780" calcext:value-type="float">
            <text:p>17 78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10897" calcext:value-type="float">
            <text:p>10 897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58450" calcext:value-type="float">
            <text:p>58 45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4946" calcext:value-type="float">
            <text:p>4 946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140367" calcext:value-type="float">
            <text:p>140 367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6680" calcext:value-type="float">
            <text:p>6 68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7903" calcext:value-type="float">
            <text:p>17 903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2748" calcext:value-type="float">
            <text:p>2 748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2190" calcext:value-type="float">
            <text:p>2 19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151954" calcext:value-type="float">
            <text:p>151 954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2940" calcext:value-type="float">
            <text:p>2 94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1133" calcext:value-type="float">
            <text:p>1 133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73650" calcext:value-type="float">
            <text:p>73 65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6215" calcext:value-type="float">
            <text:p>6 215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table:style-name="ce9" office:value-type="float" office:value="1710" calcext:value-type="float">
            <text:p>1 71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152836" calcext:value-type="float">
            <text:p>152 836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1560" calcext:value-type="float">
            <text:p>1 56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1572" calcext:value-type="float">
            <text:p>1 572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1932" calcext:value-type="float">
            <text:p>1 932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20456" calcext:value-type="float">
            <text:p>20 456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10530" calcext:value-type="float">
            <text:p>10 53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10416" calcext:value-type="float">
            <text:p>10 416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7403" calcext:value-type="float">
            <text:p>7 403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2104" calcext:value-type="float">
            <text:p>2 104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11156" calcext:value-type="float">
            <text:p>11 156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27595" calcext:value-type="float">
            <text:p>27 595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10753" calcext:value-type="float">
            <text:p>10 753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7780" calcext:value-type="float">
            <text:p>7 78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7761" calcext:value-type="float">
            <text:p>57 761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8062" calcext:value-type="float">
            <text:p>8 062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33990" calcext:value-type="float">
            <text:p>33 99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16720" calcext:value-type="float">
            <text:p>16 72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66266" calcext:value-type="float">
            <text:p>66 266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45552" calcext:value-type="float">
            <text:p>45 552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table:style-name="ce9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6984" calcext:value-type="float">
            <text:p>6 984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22176" calcext:value-type="float">
            <text:p>22 176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38260" calcext:value-type="float">
            <text:p>38 26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table:style-name="ce9" office:value-type="float" office:value="37225" calcext:value-type="float">
            <text:p>37 225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7390" calcext:value-type="float">
            <text:p>7 39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49560" calcext:value-type="float">
            <text:p>49 56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table:style-name="ce9" office:value-type="float" office:value="33461" calcext:value-type="float">
            <text:p>33 461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table:style-name="ce9" office:value-type="float" office:value="96040" calcext:value-type="float">
            <text:p>96 04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table:style-name="ce9" office:value-type="float" office:value="7224" calcext:value-type="float">
            <text:p>7 224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table:style-name="ce9" office:value-type="float" office:value="75646" calcext:value-type="float">
            <text:p>75 646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table:style-name="ce9" office:value-type="float" office:value="4596" calcext:value-type="float">
            <text:p>4 596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37434" calcext:value-type="float">
            <text:p>37 434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5536" calcext:value-type="float">
            <text:p>55 536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table:style-name="ce9" office:value-type="float" office:value="1175" calcext:value-type="float">
            <text:p>1 175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48863" calcext:value-type="float">
            <text:p>48 863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20550" calcext:value-type="float">
            <text:p>20 55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43800" calcext:value-type="float">
            <text:p>43 8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table:style-name="ce9"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2010" calcext:value-type="float">
            <text:p>2 01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table:style-name="ce9" office:value-type="float" office:value="2050" calcext:value-type="float">
            <text:p>2 05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table:style-name="ce9" office:value-type="float" office:value="2474" calcext:value-type="float">
            <text:p>2 474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table:style-name="ce9" office:value-type="float" office:value="1196" calcext:value-type="float">
            <text:p>1 196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table:style-name="ce9" office:value-type="float" office:value="1128" calcext:value-type="float">
            <text:p>1 128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table:style-name="ce9"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table:style-name="ce9" office:value-type="float" office:value="16631" calcext:value-type="float">
            <text:p>16 631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table:style-name="ce9" office:value-type="float" office:value="4680" calcext:value-type="float">
            <text:p>4 68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table:style-name="ce9" office:value-type="float" office:value="1980" calcext:value-type="float">
            <text:p>1 98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table:style-name="ce9" office:value-type="float" office:value="190236" calcext:value-type="float">
            <text:p>190 236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table:style-name="ce9" office:value-type="float" office:value="3552" calcext:value-type="float">
            <text:p>3 552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table:style-name="ce9" office:value-type="float" office:value="104700" calcext:value-type="float">
            <text:p>104 7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table:style-name="ce9"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table:style-name="ce9" office:value-type="float" office:value="6885" calcext:value-type="float">
            <text:p>6 885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table:style-name="ce9" office:value-type="float" office:value="19120" calcext:value-type="float">
            <text:p>19 12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table:style-name="ce9" office:value-type="float" office:value="49200" calcext:value-type="float">
            <text:p>49 2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table:style-name="ce9" office:value-type="float" office:value="4464" calcext:value-type="float">
            <text:p>4 464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table:style-name="ce9" office:value-type="float" office:value="6258" calcext:value-type="float">
            <text:p>6 258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Habillement et lingerie</text:p>
          </table:table-cell>
          <table:table-cell table:style-name="ce9"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table:style-name="ce9" office:value-type="float" office:value="2461" calcext:value-type="float">
            <text:p>2 461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table:style-name="ce9"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table:style-name="ce9" office:value-type="float" office:value="6965" calcext:value-type="float">
            <text:p>6 965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table:style-name="ce9" office:value-type="float" office:value="6074" calcext:value-type="float">
            <text:p>6 074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table:style-name="ce9" office:value-type="float" office:value="16035" calcext:value-type="float">
            <text:p>16 035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table:style-name="ce9"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table:style-name="ce9" office:value-type="float" office:value="7440" calcext:value-type="float">
            <text:p>7 44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table:style-name="ce9"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table:style-name="ce9"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table:style-name="ce9" office:value-type="float" office:value="20110" calcext:value-type="float">
            <text:p>20 11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84842" calcext:value-type="float">
            <text:p>84 842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3310" calcext:value-type="float">
            <text:p>3 31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108846" calcext:value-type="float">
            <text:p>108 846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41465" calcext:value-type="float">
            <text:p>41 465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403507" calcext:value-type="float">
            <text:p>403 507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82726" calcext:value-type="float">
            <text:p>82 726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202944" calcext:value-type="float">
            <text:p>202 944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143270" calcext:value-type="float">
            <text:p>143 27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21524" calcext:value-type="float">
            <text:p>21 524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210946" calcext:value-type="float">
            <text:p>210 946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223504" calcext:value-type="float">
            <text:p>223 504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82962" calcext:value-type="float">
            <text:p>82 962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29148" calcext:value-type="float">
            <text:p>29 148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20871" calcext:value-type="float">
            <text:p>120 871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24968" calcext:value-type="float">
            <text:p>24 968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667" calcext:value-type="float">
            <text:p>1 667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211895" calcext:value-type="float">
            <text:p>211 895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360716" calcext:value-type="float">
            <text:p>360 716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34690" calcext:value-type="float">
            <text:p>34 69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23267" calcext:value-type="float">
            <text:p>23 267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67910" calcext:value-type="float">
            <text:p>67 91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630030" calcext:value-type="float">
            <text:p>630 03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189692" calcext:value-type="float">
            <text:p>189 692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8763498" calcext:value-type="float">
            <text:p>8 763 498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table:style-name="ce5" office:value-type="string" calcext:value-type="string">
            <text:p>Etats de l'Allemagn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73130" calcext:value-type="float">
            <text:p>173 13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72933" calcext:value-type="float">
            <text:p>72 933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33384" calcext:value-type="float">
            <text:p>33 384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238460" calcext:value-type="float">
            <text:p>238 46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6827" calcext:value-type="float">
            <text:p>6 827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381375" calcext:value-type="float">
            <text:p>381 375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38397" calcext:value-type="float">
            <text:p>38 397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28062" calcext:value-type="float">
            <text:p>28 062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60850" calcext:value-type="float">
            <text:p>60 85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21647" calcext:value-type="float">
            <text:p>21 647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4347" calcext:value-type="float">
            <text:p>4 347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2080" calcext:value-type="float">
            <text:p>2 08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43666" calcext:value-type="float">
            <text:p>43 666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50936" calcext:value-type="float">
            <text:p>50 936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25810" calcext:value-type="float">
            <text:p>25 81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8723" calcext:value-type="float">
            <text:p>8 723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256" calcext:value-type="float">
            <text:p>1 256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28085" calcext:value-type="float">
            <text:p>28 085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4967" calcext:value-type="float">
            <text:p>4 967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27974" calcext:value-type="float">
            <text:p>27 974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5846" calcext:value-type="float">
            <text:p>5 846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774893" calcext:value-type="float">
            <text:p>774 893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Étrur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22670" calcext:value-type="float">
            <text:p>22 67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table:style-name="ce9" office:value-type="float" office:value="35078" calcext:value-type="float">
            <text:p>35 078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50395" calcext:value-type="float">
            <text:p>50 395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39280" calcext:value-type="float">
            <text:p>39 28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10958" calcext:value-type="float">
            <text:p>10 958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49837" calcext:value-type="float">
            <text:p>49 837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50550" calcext:value-type="float">
            <text:p>50 55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56110" calcext:value-type="float">
            <text:p>56 11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5460" calcext:value-type="float">
            <text:p>5 46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table:style-name="ce9" office:value-type="float" office:value="5152" calcext:value-type="float">
            <text:p>5 152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20960" calcext:value-type="float">
            <text:p>20 96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7538" calcext:value-type="float">
            <text:p>17 538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5150" calcext:value-type="float">
            <text:p>5 15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table:style-name="ce9" office:value-type="float" office:value="2110" calcext:value-type="float">
            <text:p>2 11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5407" calcext:value-type="float">
            <text:p>5 407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54582" calcext:value-type="float">
            <text:p>54 582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3155" calcext:value-type="float">
            <text:p>3 155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2104" calcext:value-type="float">
            <text:p>2 104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table:style-name="ce9"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6530" calcext:value-type="float">
            <text:p>6 53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5862" calcext:value-type="float">
            <text:p>5 862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table:style-name="ce9" office:value-type="float" office:value="55280" calcext:value-type="float">
            <text:p>55 28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1363" calcext:value-type="float">
            <text:p>1 363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3975" calcext:value-type="float">
            <text:p>3 975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table:style-name="ce9" office:value-type="float" office:value="1990" calcext:value-type="float">
            <text:p>1 99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table:style-name="ce9" office:value-type="float" office:value="9777" calcext:value-type="float">
            <text:p>9 777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Matières d'or et d'argent</text:p>
          </table:table-cell>
          <table:table-cell office:value-type="string" calcext:value-type="string">
            <text:p>Monnaie au type étranger</text:p>
          </table:table-cell>
          <table:table-cell table:style-name="ce9" office:value-type="float" office:value="2150" calcext:value-type="float">
            <text:p>2 15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4" office:value-type="string" calcext:value-type="string">
            <text:p>Isabelle Souchaire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table:style-name="ce4" office:value-type="string" calcext:value-type="string">
            <text:p>Articles réunis</text:p>
          </table:table-cell>
          <table:table-cell office:value-type="string" calcext:value-type="string">
            <text:p>D'une valeur moindre de 2 000 francs chacun</text:p>
          </table:table-cell>
          <table:table-cell table:style-name="ce9" office:value-type="float" office:value="5072" calcext:value-type="float">
            <text:p>5 072 <text:s text:c="2"/></text:p>
          </table:table-cell>
          <table:table-cell table:number-columns-repeated="1016"/>
        </table:table-row>
        <table:table-row table:style-name="ro2" table:number-rows-repeated="104699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1808'.$A$1" table:cell-range-address="$'1808'.$A$1:.$I$1583"/>
        </table:named-expressions>
      </table:table>
      <table:named-expressions/>
      <table:database-ranges>
        <table:database-range table:name="__Anonymous_Sheet_DB__0" table:target-range-address="'1808'.A1:'1808'.I15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808" style:display-name="PageStyle_180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3:35:08</meta:creation-date>
    <dc:language>fr-FR</dc:language>
    <meta:editing-cycles>0</meta:editing-cycles>
    <meta:editing-duration>P0D</meta:editing-duration>
    <meta:document-statistic meta:table-count="1" meta:cell-count="12668" meta:object-count="0"/>
    <meta:generator>LibreOffice/4.2.8.2$MacOSX_x86 LibreOffice_project/48d50dbfc06349262c9d50868e5c1f630a573ebd</meta:generator>
  </office:meta>
</office:document-meta>
</file>